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1.5402in"/>
    </style:style>
    <style:style style:name="co17" style:family="table-column">
      <style:table-column-properties fo:break-before="auto" style:column-width="1.6165in"/>
    </style:style>
    <style:style style:name="co18" style:family="table-column">
      <style:table-column-properties fo:break-before="auto" style:column-width="1.6492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1.6717in"/>
    </style:style>
    <style:style style:name="co21" style:family="table-column">
      <style:table-column-properties fo:break-before="auto" style:column-width="1.0161in"/>
    </style:style>
    <style:style style:name="co22" style:family="table-column">
      <style:table-column-properties fo:break-before="auto" style:column-width="1.1299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5291in"/>
    </style:style>
    <style:style style:name="co25" style:family="table-column">
      <style:table-column-properties fo:break-before="auto" style:column-width="1.62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1.6602in"/>
    </style:style>
    <style:style style:name="co28" style:family="table-column">
      <style:table-column-properties fo:break-before="auto" style:column-width="1.6055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7646in"/>
    </style:style>
    <style:style style:name="co31" style:family="table-column">
      <style:table-column-properties fo:break-before="auto" style:column-width="0.8083in"/>
    </style:style>
    <style:style style:name="co32" style:family="table-column">
      <style:table-column-properties fo:break-before="auto" style:column-width="1.6819in"/>
    </style:style>
    <style:style style:name="co33" style:family="table-column">
      <style:table-column-properties fo:break-before="auto" style:column-width="1.7146in"/>
    </style:style>
    <style:style style:name="co34" style:family="table-column">
      <style:table-column-properties fo:break-before="auto" style:column-width="1.7256in"/>
    </style:style>
    <style:style style:name="co35" style:family="table-column">
      <style:table-column-properties fo:break-before="auto" style:column-width="1.75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1.9984in"/>
    </style:style>
    <style:style style:name="co38" style:family="table-column">
      <style:table-column-properties fo:break-before="auto" style:column-width="2.3264in"/>
    </style:style>
    <style:style style:name="co39" style:family="table-column">
      <style:table-column-properties fo:break-before="auto" style:column-width="2.2835in"/>
    </style:style>
    <style:style style:name="co40" style:family="table-column">
      <style:table-column-properties fo:break-before="auto" style:column-width="1.5839in"/>
    </style:style>
    <style:style style:name="co41" style:family="table-column">
      <style:table-column-properties fo:break-before="auto" style:column-width="2.0835in"/>
    </style:style>
    <style:style style:name="co42" style:family="table-column">
      <style:table-column-properties fo:break-before="auto" style:column-width="1.289in"/>
    </style:style>
    <style:style style:name="co43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31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1.0154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2846in" fo:break-before="auto" style:use-optimal-row-height="true"/>
    </style:style>
    <style:style style:name="ro26" style:family="table-row">
      <style:table-row-properties style:row-height="2.0417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511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cccccc"/>
      <style:text-properties fo:color="#0000ff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6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font-weight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7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1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4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4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4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4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44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45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/>
      <style:text-properties fo:font-weight="bold"/>
    </style:style>
    <style:style style:name="ce14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4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2" fo:font-size="10pt" style:font-name-asian="ＭＳ Ｐゴシック" style:font-size-asian="11pt" style:font-name-complex="Arial2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font-name="Arial"/>
    </style:style>
    <style:style style:name="T4" style:family="text">
      <style:text-properties fo:language="en" fo:country="US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-asian="Arial" style:font-name-complex="Tahoma"/>
    </style:style>
    <style:style style:name="T7" style:family="text">
      <style:text-properties style:font-name-complex="Arial2" style:font-size-complex="11pt"/>
    </style:style>
    <style:style style:name="T8" style:family="text">
      <style:text-properties fo:font-weight="normal"/>
    </style:style>
    <style:style style:name="T9" style:family="text">
      <style:text-properties fo:font-weight="bold"/>
    </style:style>
    <style:style style:name="T10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12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3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4" style:family="text">
      <style:text-properties style:font-name="Arial" fo:font-size="10pt" style:font-size-asian="12pt" style:font-size-complex="6.80000019073486pt"/>
    </style:style>
    <style:style style:name="T15" style:family="text">
      <style:text-properties style:font-name="Arial" fo:font-size="10pt" fo:font-weight="normal"/>
    </style:style>
    <style:style style:name="T16" style:family="text">
      <style:text-properties style:font-name="Arial" fo:font-size="10pt" fo:font-weight="normal" style:font-size-asian="12pt" style:font-size-complex="6.80000019073486pt"/>
    </style:style>
    <style:style style:name="T17" style:family="text">
      <style:text-properties fo:font-size="10pt" style:font-size-asian="12pt" style:font-size-complex="6.80000019073486pt"/>
    </style:style>
    <style:style style:name="T18" style:family="text">
      <style:text-properties fo:font-size="12pt" style:font-size-asian="12pt" style:font-size-complex="6.80000019073486pt"/>
    </style:style>
    <style:style style:name="T19" style:family="text">
      <style:text-properties style:font-name="Arial" fo:font-size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2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8" table:default-cell-style-name="ce3"/>
        <table:table-row table:style-name="ro1">
          <table:table-cell table:style-name="ce1">
            <draw:frame table:end-cell-address="Cover.C5" table:end-x="0.1567in" table:end-y="0.1008in" draw:z-index="0" draw:name="Graphics 1" draw:style-name="gr1" draw:text-style-name="P1" svg:width="2.426in" svg:height="0.9701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2" table:number-rows-repeated="4">
          <table:table-cell table:style-name="ce1"/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3">
          <table:table-cell table:style-name="ce1"/>
          <table:table-cell table:style-name="ce7" office:value-type="string">
            <text:p>DMS_Admin TEST CASES</text:p>
          </table:table-cell>
          <table:table-cell table:style-name="ce2" table:number-columns-repeated="5"/>
          <table:table-cell table:number-columns-repeated="249"/>
        </table:table-row>
        <table:table-row table:style-name="ro2">
          <table:table-cell table:style-name="ce1"/>
          <table:table-cell table:style-name="ce8" office:value-type="string">
            <text:p>Version:</text:p>
          </table:table-cell>
          <table:table-cell table:style-name="ce15"/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Issue date:</text:p>
          </table:table-cell>
          <table:table-cell table:style-name="ce16"/>
          <table:table-cell table:style-name="ce23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Nam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Cod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Module:</text:p>
          </table:table-cell>
          <table:table-cell table:style-name="ce17" office:value-type="string">
            <text:p>DMS Administration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Total Cases:</text:p>
          </table:table-cell>
          <table:table-cell table:style-name="ce18" table:formula="of:=SUM([Manage_Folksonomy.C4:Manage_Unlock.C4])" office:value-type="float" office:value="229">
            <text:p>229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5" office:value-type="string">
            <text:p><text:s/>Test is OK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Blocked</text:p>
          </table:table-cell>
          <table:table-cell table:style-name="ce25" office:value-type="string">
            <text:p>Could not run the test (another bug is blocking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Failed</text:p>
          </table:table-cell>
          <table:table-cell table:style-name="ce26" office:value-type="string">
            <text:p>Test failed, a bug is entered on it (please add the bug ID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N/A</text:p>
          </table:table-cell>
          <table:table-cell table:style-name="ce26" office:value-type="string">
            <text:p>Test is not possible to run on this version 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 table:number-rows-repeated="2">
          <table:table-cell table:style-name="ce2"/>
          <table:table-cell table:style-name="ce9"/>
          <table:table-cell table:style-name="ce20" table:number-columns-repeated="3"/>
          <table:table-cell table:style-name="ce2" table:number-columns-repeated="2"/>
          <table:table-cell table:number-columns-repeated="249"/>
        </table:table-row>
        <table:table-row table:style-name="ro2">
          <table:table-cell/>
          <table:table-cell table:style-name="ce10" office:value-type="string">
            <text:p>Record of change:</text:p>
          </table:table-cell>
          <table:table-cell table:style-name="ce3"/>
          <table:table-cell table:number-columns-repeated="253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locat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</table:table-row>
        <table:table-row table:style-name="ro2">
          <table:table-cell table:style-name="ce4"/>
          <table:table-cell table:style-name="ce12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27"/>
          <table:table-cell table:style-name="ce29" office:value-type="string">
            <text:p>Update test case based on ECM 2.1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27"/>
          <table:table-cell table:style-name="ce30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6">
          <table:table-cell table:style-name="ce5"/>
          <table:table-cell table:style-name="ce13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27"/>
          <table:table-cell table:style-name="ce30" office:value-type="string">
            <text:p>Update test case based on ECM 2.2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27"/>
          <table:table-cell table:style-name="ce30" office:value-type="string">
            <text:p>Update test case: Manage node type, Add permission for category</text:p>
          </table:table-cell>
          <table:table-cell table:style-name="ce33" table:number-columns-repeated="2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27"/>
          <table:table-cell table:style-name="ce30" office:value-type="string">
            <text:p>Add new function: Manage Taxonomy Tree (ADM_15)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7">
          <table:table-cell/>
          <table:table-cell table:style-name="ce13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27"/>
          <table:table-cell table:style-name="ce30" office:value-type="string">
            <text:p>- Add Affect column to comment when one case is not in used at current version with N/A</text:p>
          </table:table-cell>
          <table:table-cell table:style-name="ce33" office:value-type="string">
            <text:p>minh.nguyen</text:p>
          </table:table-cell>
          <table:table-cell table:style-name="ce33" table:number-columns-repeated="2"/>
          <table:table-cell table:number-columns-repeated="248"/>
        </table:table-row>
        <table:table-row table:style-name="ro7">
          <table:table-cell/>
          <table:table-cell table:style-name="ce13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27"/>
          <table:table-cell table:style-name="ce30" office:value-type="string">
            <text:p>- ADM_05: N/A</text:p>
            <text:p>- Add cases ADM_15_05_01 -&gt;ADM_15_05_05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27"/>
          <table:table-cell table:style-name="ce30" office:value-type="string">
            <text:p>Add ADM_16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27"/>
          <table:table-cell table:style-name="ce30" office:value-type="string">
            <text:p>Add ADM_17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27"/>
          <table:table-cell table:style-name="ce30" office:value-type="string">
            <text:p>ADM_11_05: Lookup Node Type</text:p>
          </table:table-cell>
          <table:table-cell table:style-name="ce33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8"/>
          <table:table-cell table:style-name="ce31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8">
          <table:table-cell/>
          <table:table-cell table:style-name="ce14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8"/>
          <table:table-cell table:style-name="ce32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28"/>
          <table:table-cell table:style-name="ce32" office:value-type="string">
            <text:p>Update Related function 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 table:number-rows-repeated="10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3"/>
        <table:table-column table:style-name="co12" table:default-cell-style-name="ce52"/>
        <table:table-column table:style-name="co13" table:default-cell-style-name="ce58"/>
        <table:table-column table:style-name="co10" table:default-cell-style-name="ce58"/>
        <table:table-column table:style-name="co10" table:default-cell-style-name="ce44"/>
        <table:table-column table:style-name="co14" table:default-cell-style-name="ce43"/>
        <table:table-column table:style-name="co10" table:number-columns-repeated="250" table:default-cell-style-name="ce44"/>
        <table:table-row table:style-name="ro9">
          <table:table-cell table:style-name="ce39" office:value-type="string" table:number-columns-spanned="4" table:number-rows-spanned="1">
            <text:p><text:span text:style-name="T1">DMS Admin Check List</text:span></text:p>
            <text:p><text:span text:style-name="T2">Based on Product built version</text:span></text:p>
          </table:table-cell>
          <table:covered-table-cell table:style-name="ce40"/>
          <table:covered-table-cell table:style-name="ce57"/>
          <table:covered-table-cell table:style-name="ce57"/>
          <table:table-cell table:style-name="ce40"/>
          <table:table-cell table:style-name="ce44"/>
          <table:table-cell table:number-columns-repeated="250"/>
        </table:table-row>
        <table:table-row table:style-name="ro10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44"/>
          <table:table-cell table:number-columns-repeated="250"/>
        </table:table-row>
        <table:table-row table:style-name="ro11">
          <table:table-cell table:style-name="ce41" office:value-type="string" table:number-columns-spanned="2" table:number-rows-spanned="1">
            <text:p>Manage Folksonom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FOL_01.001</text:p>
          </table:table-cell>
          <table:table-cell table:style-name="ce46" office:value-type="string">
            <text:p>Test Edit Folksonomy FNCtion when input valid data </text:p>
          </table:table-cell>
          <table:table-cell office:value-type="string">
            <text:p>Manage Folksonom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FOL_01.002</text:p>
          </table:table-cell>
          <table:table-cell table:style-name="ce46" office:value-type="string">
            <text:p>Test Edit Folksonomy FNCtion when format of 'document range' field is not a..b or a..* with a,b is positive integ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FOL_01.003</text:p>
          </table:table-cell>
          <table:table-cell table:style-name="ce46" office:value-type="string">
            <text:p>Test Edit Folksonomy FNCtion when 'document rang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FOL_01.004</text:p>
          </table:table-cell>
          <table:table-cell table:style-name="ce46" office:value-type="string">
            <text:p>Test Edit folklsonomy FNCtion when 'Html style' is bank.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FOL_01.005</text:p>
          </table:table-cell>
          <table:table-cell table:style-name="ce46" office:value-type="string">
            <text:p>Check the displaying of tag after add tag for document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FOL_01.006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FOL_01.007</text:p>
          </table:table-cell>
          <table:table-cell table:style-name="ce46" office:value-type="string">
            <text:p>Check the displaying of tag after edit its properties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FOL_01.008</text:p>
          </table:table-cell>
          <table:table-cell table:style-name="ce46" office:value-type="string">
            <text:p>Check the displaying of tag after edit its properties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2" office:value-type="string">
            <text:p>FNC_ECMS_ADM_FOL_02.001</text:p>
          </table:table-cell>
          <table:table-cell table:style-name="ce47" office:value-type="string">
            <text:p>Add group to edit public tag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FOL_02.002</text:p>
          </table:table-cell>
          <table:table-cell table:style-name="ce47" office:value-type="string">
            <text:p>Add group when membership field is blank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FOL_02.003</text:p>
          </table:table-cell>
          <table:table-cell table:style-name="ce47" office:value-type="string">
            <text:p>Add group is the same with existing group in the table's list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FOL_02.004</text:p>
          </table:table-cell>
          <table:table-cell table:style-name="ce47" office:value-type="string">
            <text:p>Delete group when click OK on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FOL_02.005</text:p>
          </table:table-cell>
          <table:table-cell table:style-name="ce47" office:value-type="string">
            <text:p>Delete group when cancel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FOL_02.006</text:p>
          </table:table-cell>
          <table:table-cell table:style-name="ce47" office:value-type="string">
            <text:p>Check right of group in Sites Explor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1" office:value-type="string" table:number-columns-spanned="2" table:number-rows-spanned="1">
            <text:p><text:s/>Manage Taxonomy Tre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9"/>
          <table:table-cell table:style-name="ce60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2">
          <table:table-cell office:value-type="string">
            <text:p>FNC_ECMS_ADM_TAX_01.002</text:p>
          </table:table-cell>
          <table:table-cell table:style-name="ce48" office:value-type="string">
            <text:p>Add new Taxonomy Tree when “Name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AX_01.003</text:p>
          </table:table-cell>
          <table:table-cell table:style-name="ce46" office:value-type="string">
            <text:p>Add taxonomy when name field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4</text:p>
          </table:table-cell>
          <table:table-cell table:style-name="ce46" office:value-type="string">
            <text:p>Add new taxonomy has the same name with existing taxonomy 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5</text:p>
          </table:table-cell>
          <table:table-cell table:style-name="ce48" office:value-type="string">
            <text:p>Add taxonomy when “Home path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6</text:p>
          </table:table-cell>
          <table:table-cell table:style-name="ce48" office:value-type="string">
            <text:p>Add taxonomy when “Permission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7</text:p>
          </table:table-cell>
          <table:table-cell table:style-name="ce48" office:value-type="string">
            <text:p>Add new taxonomy when the action's name of taxonomy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8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9</text:p>
          </table:table-cell>
          <table:table-cell table:style-name="ce48" office:value-type="string">
            <text:p>Add action for taxonomy when do not select the target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10</text:p>
          </table:table-cell>
          <table:table-cell table:style-name="ce48" office:value-type="string">
            <text:p>Add action for taxonomy when do not select Lifecycl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11</text:p>
          </table:table-cell>
          <table:table-cell table:style-name="ce48" office:value-type="string">
            <text:p>Edit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12</text:p>
          </table:table-cell>
          <table:table-cell table:style-name="ce48" office:value-type="string">
            <text:p>Delete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table:style-name="ce42" office:value-type="string">
            <text:p>FNC_ECMS_ADM_TAX_02.001</text:p>
          </table:table-cell>
          <table:table-cell table:style-name="ce46" office:value-type="string">
            <text:p>Check the displaying of taxonomy in Sites Explorer/ System driv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AX_02.002</text:p>
          </table:table-cell>
          <table:table-cell table:style-name="ce49" office:value-type="string">
            <text:p>Check the displaying of taxonomy when add category for node (document/uploaded file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2.003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2.004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TAX_02.005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2.006</text:p>
          </table:table-cell>
          <table:table-cell table:style-name="ce49" office:value-type="string">
            <text:p>Check the displaying of taxonomy when creating drive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TAX_02.007</text:p>
          </table:table-cell>
          <table:table-cell table:style-name="ce49" office:value-type="string">
            <text:p>Check the displaying of taxonomy when configuration for Content Browser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TAX_02.008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TAX_02.009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TAX_02.010</text:p>
          </table:table-cell>
          <table:table-cell table:style-name="ce49" office:value-type="string">
            <text:p>Check the displaying of taxonomy when do advanced search using categor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2.011</text:p>
          </table:table-cell>
          <table:table-cell table:style-name="ce49" office:value-type="string">
            <text:p>Check the displaying of taxonomy when do advanced search using category in case user does not have permission to view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2.012</text:p>
          </table:table-cell>
          <table:table-cell table:style-name="ce49" office:value-type="string">
            <text:p>Check the displaying of taxonomy when do advanced search using category in case user does not have permission to view category in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table:style-name="ce42" office:value-type="string">
            <text:p>FNC_ECMS_ADM_TAX_03.001</text:p>
          </table:table-cell>
          <table:table-cell table:style-name="ce49" office:value-type="string">
            <text:p>Add category in taxonomy tree when put valid data into name field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AX_03.002</text:p>
          </table:table-cell>
          <table:table-cell table:style-name="ce46" office:value-type="string">
            <text:p>Add taxonomy when name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3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4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5</text:p>
          </table:table-cell>
          <table:table-cell table:style-name="ce46" office:value-type="string">
            <text:p>Check max length of nam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6</text:p>
          </table:table-cell>
          <table:table-cell table:style-name="ce46" office:value-type="string">
            <text:p>Add permission for taxonomy to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7</text:p>
          </table:table-cell>
          <table:table-cell table:style-name="ce50" office:value-type="string">
            <text:p>Add permission for taxonomy to user by searching user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8</text:p>
          </table:table-cell>
          <table:table-cell table:style-name="ce46" office:value-type="string">
            <text:p>Add permission for taxonomy to user by searching user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9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0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1</text:p>
          </table:table-cell>
          <table:table-cell table:style-name="ce46" office:value-type="string">
            <text:p>Add permission for taxonomy to node by searching user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2</text:p>
          </table:table-cell>
          <table:table-cell table:style-name="ce46" office:value-type="string">
            <text:p>Add permission for taxonomy to user by searching the fir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3</text:p>
          </table:table-cell>
          <table:table-cell table:style-name="ce46" office:value-type="string">
            <text:p>Add permission for taxonomy to user by searching the la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4</text:p>
          </table:table-cell>
          <table:table-cell table:style-name="ce46" office:value-type="string">
            <text:p>Add permission for taxonomy to user by searching email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5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6</text:p>
          </table:table-cell>
          <table:table-cell table:style-name="ce46" office:value-type="string">
            <text:p>Add permission for taxonomy to group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7</text:p>
          </table:table-cell>
          <table:table-cell table:style-name="ce51" office:value-type="string">
            <text:p>Add permission for taxonomy to group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8</text:p>
          </table:table-cell>
          <table:table-cell table:style-name="ce46" office:value-type="string">
            <text:p>Add permission for taxonomy to everybod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9</text:p>
          </table:table-cell>
          <table:table-cell table:style-name="ce46" office:value-type="string">
            <text:p>Edit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20</text:p>
          </table:table-cell>
          <table:table-cell table:style-name="ce46" office:value-type="string">
            <text:p>Edit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21</text:p>
          </table:table-cell>
          <table:table-cell table:style-name="ce46" office:value-type="string">
            <text:p>Delete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22</text:p>
          </table:table-cell>
          <table:table-cell table:style-name="ce46" office:value-type="string">
            <text:p>Delete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23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table:style-name="ce42" office:value-type="string">
            <text:p>FNC_ECMS_ADM_TAX_04.001</text:p>
          </table:table-cell>
          <table:table-cell table:style-name="ce46" office:value-type="string">
            <text:p>Copy/Paste <text:s/>a taxonomy to a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AX_04.002</text:p>
          </table:table-cell>
          <table:table-cell table:style-name="ce46" office:value-type="string">
            <text:p>Copy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3</text:p>
          </table:table-cell>
          <table:table-cell table:style-name="ce46" office:value-type="string">
            <text:p>Copy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4</text:p>
          </table:table-cell>
          <table:table-cell office:value-type="string">
            <text:p>Copy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5</text:p>
          </table:table-cell>
          <table:table-cell table:style-name="ce46" office:value-type="string">
            <text:p>Cut a taxonomy and paste into other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6</text:p>
          </table:table-cell>
          <table:table-cell table:style-name="ce46" office:value-type="string">
            <text:p>Cut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7</text:p>
          </table:table-cell>
          <table:table-cell office:value-type="string">
            <text:p>Cut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8</text:p>
          </table:table-cell>
          <table:table-cell office:value-type="string">
            <text:p>Cut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9</text:p>
          </table:table-cell>
          <table:table-cell office:value-type="string">
            <text:p>Delete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10</text:p>
          </table:table-cell>
          <table:table-cell table:style-name="ce46" office:value-type="string">
            <text:p>Delete a taxonomy when it is added for a document</text:p>
          </table:table-cell>
          <table:table-cell/>
          <table:table-cell table:style-name="ce60" office:value-type="string">
            <text:p>Low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1" office:value-type="string" table:number-columns-spanned="2" table:number-rows-spanned="1">
            <text:p><text:s/>Manage Templat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Manage Template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1.004</text:p>
          </table:table-cell>
          <table:table-cell office:value-type="string">
            <text:p>Add new template when 'dialog content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1.005</text:p>
          </table:table-cell>
          <table:table-cell office:value-type="string">
            <text:p>Add new template when <text:s/>'view content 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1.006</text:p>
          </table:table-cell>
          <table:table-cell office:value-type="string">
            <text:p>Edit label of existing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1.007</text:p>
          </table:table-cell>
          <table:table-cell office:value-type="string">
            <text:p><text:s/>Edit existing dialog of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TEM_02.001</text:p>
          </table:table-cell>
          <table:table-cell office:value-type="string">
            <text:p>Add new dialog for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EM_02.002</text:p>
          </table:table-cell>
          <table:table-cell office:value-type="string">
            <text:p>Add new dialog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2.003</text:p>
          </table:table-cell>
          <table:table-cell office:value-type="string">
            <text:p>Add new dialog when <text:s/>'Name' field contain special characters <text:s/>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2.004</text:p>
          </table:table-cell>
          <table:table-cell office:value-type="string">
            <text:p>Add new dialog when <text:s/>name field of dialog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2.005</text:p>
          </table:table-cell>
          <table:table-cell office:value-type="string">
            <text:p>Add new dialog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2.006</text:p>
          </table:table-cell>
          <table:table-cell office:value-type="string">
            <text:p>Delete dialog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2.007</text:p>
          </table:table-cell>
          <table:table-cell office:value-type="string">
            <text:p>Delete default dialo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9</text:p>
          </table:table-cell>
          <table:table-cell office:value-type="string">
            <text:p>Delete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Metadata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View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office:value-type="string">
            <text:p>Manage View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/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VIE_03.001</text:p>
          </table:table-cell>
          <table:table-cell office:value-type="string">
            <text:p>Add BC Template when put valid <text:s/>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VIE_03.002</text:p>
          </table:table-cell>
          <table:table-cell office:value-type="string">
            <text:p>Add BC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3</text:p>
          </table:table-cell>
          <table:table-cell office:value-type="string">
            <text:p>Add BC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4</text:p>
          </table:table-cell>
          <table:table-cell office:value-type="string">
            <text:p>Add <text:s/>BC Template when name field contain some special characters : $%%^&amp;..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5</text:p>
          </table:table-cell>
          <table:table-cell office:value-type="string">
            <text:p>Add BC template has the same name with existing <text:s/>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6</text:p>
          </table:table-cell>
          <table:table-cell office:value-type="string">
            <text:p>Check the displaying of BC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7</text:p>
          </table:table-cell>
          <table:table-cell office:value-type="string">
            <text:p>Check version for 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9</text:p>
          </table:table-cell>
          <table:table-cell office:value-type="string">
            <text:p>Delete BC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Driv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office:value-type="string">
            <text:p>Manage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/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DRI_02.004</text:p>
          </table:table-cell>
          <table:table-cell table:style-name="ce54" office:value-type="string">
            <text:p>Check the displaying of drive after being deleted it 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Namespace Regist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Namespace register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Node Typ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anage Node typ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/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Que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anage Querie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10</text:p>
          </table:table-cell>
          <table:table-cell office:value-type="string">
            <text:p>Check the displaying of query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11</text:p>
          </table:table-cell>
          <table:table-cell office:value-type="string">
            <text:p>Check the displaying of query in Content Brows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12</text:p>
          </table:table-cell>
          <table:table-cell office:value-type="string">
            <text:p>Add new query when check in ' Enable cache results ' checked-box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table:style-name="ce41" office:value-type="string" table:number-columns-spanned="2" table:number-rows-spanned="1">
            <text:p><text:s/>Manage Scrip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anage Script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6</text:p>
          </table:table-cell>
          <table:table-cell table:style-name="ce54" office:value-type="string">
            <text:p>Using ECM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SCR_02.001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SCR_02.002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3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4</text:p>
          </table:table-cell>
          <table:table-cell table:style-name="ce53" office:value-type="string">
            <text:p>Add new BC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6</text:p>
          </table:table-cell>
          <table:table-cell table:style-name="ce54" office:value-type="string">
            <text:p>Using BC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8</text:p>
          </table:table-cell>
          <table:table-cell table:style-name="ce55" office:value-type="string">
            <text:p>Delete BC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<text:s/>Manage Action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Add Action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Unlock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UCL_01.001</text:p>
          </table:table-cell>
          <table:table-cell table:style-name="ce47" office:value-type="string">
            <text:p>Unlock node when admin has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UCL_01.002</text:p>
          </table:table-cell>
          <table:table-cell table:style-name="ce47" office:value-type="string">
            <text:p>Unlock node when admin does not have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UCL_01.003</text:p>
          </table:table-cell>
          <table:table-cell table:style-name="ce47" office:value-type="string">
            <text:p>Show list locked node when node is renam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UCL_01.004</text:p>
          </table:table-cell>
          <table:table-cell table:style-name="ce47" office:value-type="string">
            <text:p>Show list locked node when node is copy to other path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UCL_01.005</text:p>
          </table:table-cell>
          <table:table-cell table:style-name="ce47" office:value-type="string">
            <text:p>Show list locked node when node is delet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UCL_02.001</text:p>
          </table:table-cell>
          <table:table-cell table:style-name="ce47" office:value-type="string">
            <text:p>Add permission for user to unlock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UCL_02.002</text:p>
          </table:table-cell>
          <table:table-cell table:style-name="ce47" office:value-type="string">
            <text:p>Delete permission of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UCL_02.003</text:p>
          </table:table-cell>
          <table:table-cell table:style-name="ce47" office:value-type="string">
            <text:p>Delete permission of *:/platform/administrators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UCL_02.004</text:p>
          </table:table-cell>
          <table:table-cell table:style-name="ce47" office:value-type="string">
            <text:p>Check unlock permission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 table:number-rows-repeated="10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4" table:number-columns-repeated="4"/>
          <table:table-cell/>
          <table:table-cell table:style-name="ce44"/>
          <table:table-cell table:number-columns-repeated="250"/>
        </table:table-row>
      </table:table>
      <table:table table:name="Manage_Folksonom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1015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41];[.$K1])" office:value-type="float" office:value="0">
            <text:p>0</text:p>
          </table:table-cell>
          <table:table-cell table:style-name="ce85" table:formula="of:=COUNTIF([.M$7:.M$741];[.$K1])" office:value-type="float" office:value="0">
            <text:p>0</text:p>
          </table:table-cell>
          <table:table-cell table:style-name="ce85" table:formula="of:=COUNTIF([.N$7:.N$741];[.$K1])" office:value-type="float" office:value="0">
            <text:p>0</text:p>
          </table:table-cell>
          <table:table-cell table:style-name="ce85" table:formula="of:=COUNTIF([.O$7:.O$74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741];[.$K2])" office:value-type="float" office:value="0">
            <text:p>0</text:p>
          </table:table-cell>
          <table:table-cell table:style-name="ce85" table:formula="of:=COUNTIF([.M$7:.M$741];[.$K2])" office:value-type="float" office:value="0">
            <text:p>0</text:p>
          </table:table-cell>
          <table:table-cell table:style-name="ce85" table:formula="of:=COUNTIF([.N$7:.N$741];[.$K2])" office:value-type="float" office:value="0">
            <text:p>0</text:p>
          </table:table-cell>
          <table:table-cell table:style-name="ce85" table:formula="of:=COUNTIF([.O$7:.O$74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Folksonomy: Edit style, Manage permission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741];[.$K3])" office:value-type="float" office:value="0">
            <text:p>0</text:p>
          </table:table-cell>
          <table:table-cell table:style-name="ce85" table:formula="of:=COUNTIF([.M$7:.M$741];[.$K3])" office:value-type="float" office:value="0">
            <text:p>0</text:p>
          </table:table-cell>
          <table:table-cell table:style-name="ce85" table:formula="of:=COUNTIF([.N$7:.N$741];[.$K3])" office:value-type="float" office:value="0">
            <text:p>0</text:p>
          </table:table-cell>
          <table:table-cell table:style-name="ce85" table:formula="of:=COUNTIF([.O$7:.O$74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26])" office:value-type="float" office:value="14" table:number-columns-spanned="3" table:number-rows-spanned="1">
            <text:p>14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741];[.$K4])" office:value-type="float" office:value="0">
            <text:p>0</text:p>
          </table:table-cell>
          <table:table-cell table:style-name="ce85" table:formula="of:=COUNTIF([.M$7:.M$741];[.$K4])" office:value-type="float" office:value="0">
            <text:p>0</text:p>
          </table:table-cell>
          <table:table-cell table:style-name="ce85" table:formula="of:=COUNTIF([.N$7:.N$741];[.$K4])" office:value-type="float" office:value="0">
            <text:p>0</text:p>
          </table:table-cell>
          <table:table-cell table:style-name="ce85" table:formula="of:=COUNTIF([.O$7:.O$74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741];[.$K5])" office:value-type="float" office:value="0">
            <text:p>0</text:p>
          </table:table-cell>
          <table:table-cell table:style-name="ce85" table:formula="of:=COUNTIF([.M$7:.M$741];[.$K5])" office:value-type="float" office:value="0">
            <text:p>0</text:p>
          </table:table-cell>
          <table:table-cell table:style-name="ce85" table:formula="of:=COUNTIF([.N$7:.N$741];[.$K5])" office:value-type="float" office:value="0">
            <text:p>0</text:p>
          </table:table-cell>
          <table:table-cell table:style-name="ce85" table:formula="of:=COUNTIF([.O$7:.O$74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8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800"/>
        </table:table-row>
        <table:table-row table:style-name="ro17">
          <table:table-cell table:style-name="ce62" office:value-type="float" office:value="1">
            <text:p>001</text:p>
          </table:table-cell>
          <table:table-cell table:style-name="ce42" office:value-type="string">
            <text:p>FNC_ECMS_ADM_FOL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input valid data 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input valid data 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input valid data 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Change the properties you want</text:p>
            <text:p>- Click <text:s/>''Update'' button</text:p>
          </table:table-cell>
          <table:table-cell table:style-name="ce84" office:value-type="string">
            <text:p>Style of tag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Put <text:span text:style-name="T3">invalid data in 'Document range' field like 0..j</text:span>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'document range' field is blank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document range' field is blank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document range' field is blank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Do not put data in 'Document range' field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'Html style' is bank.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Html style' is bank.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Html style' is bank.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Leave the content of 'Html style' is blank</text:p>
            <text:p>- Click <text:s/>''Update'' button</text:p>
          </table:table-cell>
          <table:table-cell table:style-name="ce84" office:value-type="string">
            <text:p>Show message “Html <text:span text:style-name="T4">Style</text:span> must not be empty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Sites Explor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Sites Explor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The style of normal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3: View the edited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Tag's style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Content Brows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Folksonomy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3:View the edited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In Tag map, tag's style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1];6;1)&gt;MID([.F30];6;1);&quot;&quot;;MAX([.A$7:.A30])+1)" office:value-type="float" office:value="9">
            <text:p>009</text:p>
          </table:table-cell>
          <table:table-cell table:style-name="ce42" office:value-type="string">
            <text:p>FNC_ECMS_ADM_FOL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Ontologies\Folksonomy\ Management</text:p>
          </table:table-cell>
          <table:table-cell table:style-name="ce47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Group is Add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alert that user must select one group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5];6;1)&gt;MID([.F34];6;1);&quot;&quot;;MAX([.A$7:.A34])+1)" office:value-type="float" office:value="11">
            <text:p>011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FOL_02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81" office:value-type="string">
            <text:p>Add group is the same with existing group in the table's list</text:p>
          </table:table-cell>
          <table:table-cell table:style-name="ce82" office:value-type="string">
            <text:p>Step 2: Add group </text:p>
          </table:table-cell>
          <table:table-cell table:style-name="ce82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82" office:value-type="string">
            <text:p>Show message alert that this group is existing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90" table:number-columns-repeated="1014"/>
        </table:table-row>
        <table:table-row table:style-name="ro18">
          <table:table-cell table:style-name="ce63" table:formula="of:=IF(MID([.F37];6;1)&gt;MID([.F36];6;1);&quot;&quot;;MAX([.A$7:.A36])+1)" office:value-type="float" office:value="12">
            <text:p>012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7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9];6;1)&gt;MID([.F38];6;1);&quot;&quot;;MAX([.A$7:.A38])+1)" office:value-type="float" office:value="13">
            <text:p>013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7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41];6;1)&gt;MID([.F40];6;1);&quot;&quot;;MAX([.A$7:.A40])+1)" office:value-type="float" office:value="14">
            <text:p>014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Check right of group in Sites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Sites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 table:number-rows-repeated="58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 table:number-rows-repeated="195">
          <table:table-cell table:number-columns-repeated="1024"/>
        </table:table-row>
        <table:table-row table:style-name="ro19" table:number-rows-repeated="10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</table:table>
      <table:table table:name="Manage_Taxonom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1015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11];[.$K1])" office:value-type="float" office:value="0">
            <text:p>0</text:p>
          </table:table-cell>
          <table:table-cell table:style-name="ce85" table:formula="of:=COUNTIF([.M$7:.M$911];[.$K1])" office:value-type="float" office:value="0">
            <text:p>0</text:p>
          </table:table-cell>
          <table:table-cell table:style-name="ce85" table:formula="of:=COUNTIF([.N$7:.N$911];[.$K1])" office:value-type="float" office:value="0">
            <text:p>0</text:p>
          </table:table-cell>
          <table:table-cell table:style-name="ce85" table:formula="of:=COUNTIF([.O$7:.O$9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911];[.$K2])" office:value-type="float" office:value="0">
            <text:p>0</text:p>
          </table:table-cell>
          <table:table-cell table:style-name="ce85" table:formula="of:=COUNTIF([.M$7:.M$911];[.$K2])" office:value-type="float" office:value="0">
            <text:p>0</text:p>
          </table:table-cell>
          <table:table-cell table:style-name="ce85" table:formula="of:=COUNTIF([.N$7:.N$911];[.$K2])" office:value-type="float" office:value="0">
            <text:p>0</text:p>
          </table:table-cell>
          <table:table-cell table:style-name="ce85" table:formula="of:=COUNTIF([.O$7:.O$9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Folksonomy (Edit), Manage Taxonomy trees (Add, Edit, Delete)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911];[.$K3])" office:value-type="float" office:value="0">
            <text:p>0</text:p>
          </table:table-cell>
          <table:table-cell table:style-name="ce85" table:formula="of:=COUNTIF([.M$7:.M$911];[.$K3])" office:value-type="float" office:value="0">
            <text:p>0</text:p>
          </table:table-cell>
          <table:table-cell table:style-name="ce85" table:formula="of:=COUNTIF([.N$7:.N$911];[.$K3])" office:value-type="float" office:value="0">
            <text:p>0</text:p>
          </table:table-cell>
          <table:table-cell table:style-name="ce85" table:formula="of:=COUNTIF([.O$7:.O$9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996])" office:value-type="float" office:value="57" table:number-columns-spanned="3" table:number-rows-spanned="1">
            <text:p>57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911];[.$K4])" office:value-type="float" office:value="0">
            <text:p>0</text:p>
          </table:table-cell>
          <table:table-cell table:style-name="ce85" table:formula="of:=COUNTIF([.M$7:.M$911];[.$K4])" office:value-type="float" office:value="0">
            <text:p>0</text:p>
          </table:table-cell>
          <table:table-cell table:style-name="ce85" table:formula="of:=COUNTIF([.N$7:.N$911];[.$K4])" office:value-type="float" office:value="0">
            <text:p>0</text:p>
          </table:table-cell>
          <table:table-cell table:style-name="ce85" table:formula="of:=COUNTIF([.O$7:.O$9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911];[.$K5])" office:value-type="float" office:value="0">
            <text:p>0</text:p>
          </table:table-cell>
          <table:table-cell table:style-name="ce85" table:formula="of:=COUNTIF([.M$7:.M$911];[.$K5])" office:value-type="float" office:value="0">
            <text:p>0</text:p>
          </table:table-cell>
          <table:table-cell table:style-name="ce85" table:formula="of:=COUNTIF([.N$7:.N$911];[.$K5])" office:value-type="float" office:value="0">
            <text:p>0</text:p>
          </table:table-cell>
          <table:table-cell table:style-name="ce85" table:formula="of:=COUNTIF([.O$7:.O$9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8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800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FNC_ECMS_ADM_TAX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8];6;1)&gt;MID([.F7];6;1);[.C7];[.C7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2: Select taxonomy name, workspace, home path</text:p>
          </table:table-cell>
          <table:table-cell table:style-name="ce58" office:value-type="string">
            <text:p>- Put the name of taxonomy you want create in “Name” field</text:p>
            <text:p>- Select the workspace will store this taxonomy</text:p>
            <text:p>- Select the home path of the taxonomy</text:p>
            <text:p/>
          </table:table-cell>
          <table:table-cell table:style-name="ce58" office:value-type="string">
            <text:p>Fields are inputted valu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9];6;1)&gt;MID([.F8];6;1);[.C8];[.C8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3: Select permission for taxonomy tree</text:p>
          </table:table-cell>
          <table:table-cell table:style-name="ce58" office:value-type="string">
            <text:p>- Click on View permission button</text:p>
            <text:p>- Select the user/group/any to add permission</text:p>
            <text:p>- Select the right </text:p>
          </table:table-cell>
          <table:table-cell table:style-name="ce58" office:value-type="string">
            <text:p>Taxonomy tree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0];6;1)&gt;MID([.F9];6;1);[.C9];[.C9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4: Add action for Taxonomy tree</text:p>
          </table:table-cell>
          <table:table-cell table:style-name="ce58" office:value-type="string">
            <text:p>- Click on <text:s/>Add action button</text:p>
            <text:p>- Select action type for Taxonom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taxonomy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1];6;1)&gt;MID([.F10];6;1);[.C10];[.C10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5: Finish adding taxonomy tree by add, copy, cut, paste, set permission for taxonomy </text:p>
          </table:table-cell>
          <table:table-cell table:style-name="ce58" office:value-type="string">
            <text:p>- Add new/ cut/ copy/ delete/ add permission in taxonomy tree</text:p>
          </table:table-cell>
          <table:table-cell table:style-name="ce58" office:value-type="string">
            <text:p>A new taxonomy is add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2];6;1)&gt;MID([.F11];6;1);[.C11];[.C11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“Name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3];6;1)&gt;MID([.F12];6;1);[.C12];[.C12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“Name” field is blank</text:p>
          </table:table-cell>
          <table:table-cell table:style-name="ce58" office:value-type="string">
            <text:p>Step 2: Add new taxonom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4];6;1)&gt;MID([.F13];6;1);&quot;&quot;;MAX([.A$7:.A13])+1)" office:value-type="float" office:value="3">
            <text:p>003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4];6;1)&gt;MID([.F13];6;1);[.C13];[.C13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taxonomy when name field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Manage Taxonomy trees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5];6;1)&gt;MID([.F14];6;1);[.C14];[.C14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taxonomy when name field contain special characters</text:p>
          </table:table-cell>
          <table:table-cell table:style-name="ce58" office:value-type="string">
            <text:p>Step 2: Add new taxonom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6];6;1)&gt;MID([.F15];6;1);[.C15];[.C15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new taxonomy has the same name with existing taxonomy 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7];6;1)&gt;MID([.F16];6;1);[.C16];[.C16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new taxonomy has the same name with existing taxonomy </text:p>
          </table:table-cell>
          <table:table-cell table:style-name="ce58" office:value-type="string">
            <text:p>Step 2: Add taxonomy has the same name with existing taxonomy</text:p>
          </table:table-cell>
          <table:table-cell table:style-name="ce58" office:value-type="string">
            <text:p>- Put the name for new taxonomy is the same with existing taxonomy </text:p>
            <text:p>- Fill values in other fields</text:p>
            <text:p>- Click Next button</text:p>
          </table:table-cell>
          <table:table-cell table:style-name="ce58" office:value-type="string">
            <text:p>Show message alert that this taxonomy is the same name with existing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8];6;1)&gt;MID([.F17];6;1);&quot;&quot;;MAX([.A$7:.A17])+1)" office:value-type="float" office:value="5">
            <text:p>005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8];6;1)&gt;MID([.F17];6;1);[.C17];[.C17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Home path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9];6;1)&gt;MID([.F18];6;1);[.C18];[.C18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Home path” field is blank</text:p>
          </table:table-cell>
          <table:table-cell table:style-name="ce58" office:value-type="string">
            <text:p>Step 2: Add new taxonomy tree when Home path is blank</text:p>
          </table:table-cell>
          <table:table-cell table:style-name="ce58" office:value-type="string">
            <text:p>- Put the name of taxonomy you want create in “Name” field</text:p>
            <text:p>- Select the workspace will store this taxonomy </text:p>
            <text:p>- Leave the “Home Path” field is blank</text:p>
            <text:p>- Click Next button</text:p>
          </table:table-cell>
          <table:table-cell table:style-name="ce58" office:value-type="string">
            <text:p>- Alert message is shown to inform that have to input home path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0];6;1)&gt;MID([.F19];6;1);&quot;&quot;;MAX([.A$7:.A19])+1)" office:value-type="float" office:value="6">
            <text:p>006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0];6;1)&gt;MID([.F19];6;1);[.C19];[.C19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Permission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1];6;1)&gt;MID([.F20];6;1);[.C20];[.C20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Permission” field is blank</text:p>
          </table:table-cell>
          <table:table-cell table:style-name="ce58" office:value-type="string">
            <text:p>Step 2: Do not set permission for taxonomy tree</text:p>
          </table:table-cell>
          <table:table-cell table:style-name="ce58" office:value-type="string">
            <text:p>- Put the name for new taxonomy </text:p>
            <text:p>- Select the workspace and home path</text:p>
            <text:p>- Click Next button</text:p>
            <text:p>- Do not add any permission for taxonomy</text:p>
            <text:p>- Click Next button</text:p>
          </table:table-cell>
          <table:table-cell table:style-name="ce58" office:value-type="string">
            <text:p>Show message alert that you must add the permission for this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2];6;1)&gt;MID([.F21];6;1);&quot;&quot;;MAX([.A$7:.A21])+1)" office:value-type="float" office:value="7">
            <text:p>007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2];6;1)&gt;MID([.F21];6;1);[.C21];[.C21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3];6;1)&gt;MID([.F22];6;1);[.C22];[.C22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4];6;1)&gt;MID([.F23];6;1);&quot;&quot;;MAX([.A$7:.A23])+1)" office:value-type="float" office:value="8">
            <text:p>008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4];6;1)&gt;MID([.F23];6;1);[.C23];[.C23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5];6;1)&gt;MID([.F24];6;1);[.C24];[.C24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6];6;1)&gt;MID([.F25];6;1);&quot;&quot;;MAX([.A$7:.A25])+1)" office:value-type="float" office:value="9">
            <text:p>009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6];6;1)&gt;MID([.F25];6;1);[.C25];[.C25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the target node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7];6;1)&gt;MID([.F26];6;1);[.C26];[.C26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action for taxonom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8];6;1)&gt;MID([.F27];6;1);&quot;&quot;;MAX([.A$7:.A27])+1)" office:value-type="float" office:value="10">
            <text:p>010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8];6;1)&gt;MID([.F27];6;1);[.C27];[.C27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Lifecycle field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9];6;1)&gt;MID([.F28];6;1);[.C28];[.C28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6" office:value-type="string">
            <text:p>Add action for taxonom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30];6;1)&gt;MID([.F29];6;1);&quot;&quot;;MAX([.A$7:.A29])+1)" office:value-type="float" office:value="11">
            <text:p>011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30];6;1)&gt;MID([.F29];6;1);[.C29];[.C29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Edit taxonom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<text:span text:style-name="T5">- Go to Sites Administration-&gt; Ontologies /Manage taxonomy trees</text:span></text:p>
            <text:p>- Click “Edit” icon on corresponding taxonomy </text:p>
            <text:p><text:s/></text:p>
          </table:table-cell>
          <table:table-cell table:style-name="ce58" office:value-type="string">
            <text:p>Form to edit taxonomy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31];6;1)&gt;MID([.F30];6;1);[.C30];[.C30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Edit taxonomy</text:p>
          </table:table-cell>
          <table:table-cell table:style-name="ce58" office:value-type="string">
            <text:p>Step 2: Edit taxonomy</text:p>
          </table:table-cell>
          <table:table-cell table:style-name="ce58" office:value-type="string">
            <text:p>Change the information of this taxonom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32];6;1)&gt;MID([.F31];6;1);&quot;&quot;;MAX([.A$7:.A31])+1)" office:value-type="float" office:value="12">
            <text:p>012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32];6;1)&gt;MID([.F31];6;1);[.C31];[.C31]+1)" office:value-type="float" office:value="12">
            <text:p>01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Delete Taxonomy Tree</text:p>
          </table:table-cell>
          <table:table-cell table:style-name="ce58" office:value-type="string">
            <text:p>Step 1: Delete taxonomy tree</text:p>
          </table:table-cell>
          <table:table-cell table:style-name="ce58" office:value-type="string">
            <text:p><text:span text:style-name="T5">- Go to Sites Administration-&gt; Ontologies /Manage taxonomy trees</text:span></text:p>
            <text:p>- Click “Delete” icon on corresponding taxonomy </text:p>
            <text:p>- Click OK on confirm message</text:p>
            <text:p><text:s/></text:p>
          </table:table-cell>
          <table:table-cell table:style-name="ce58" office:value-type="string">
            <text:p>Taxonomy tree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33];6;1)&gt;MID([.F32];6;1);&quot;&quot;;MAX([.A$7:.A32])+1)" office:value-type="float" office:value="13">
            <text:p>013</text:p>
          </table:table-cell>
          <table:table-cell table:style-name="ce42" office:value-type="string">
            <text:p>FNC_ECMS_ADM_TAX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in Sites Explorer/ System driv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4];6;1)&gt;MID([.F33];6;1);[.C33];[.C33]+1)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80" office:value-type="string">
            <text:p>Check the displaying of taxonomy in Sites Explorer/ System drive</text:p>
          </table:table-cell>
          <table:table-cell table:style-name="ce80" office:value-type="string">
            <text:p>Step 2: Check the displaying of taxonomy tree</text:p>
          </table:table-cell>
          <table:table-cell table:style-name="ce80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84" office:value-type="string">
            <text:p>Link of The taxonomy tree and it's child nodes are lis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35];6;1)&gt;MID([.F34];6;1);&quot;&quot;;MAX([.A$7:.A34])+1)" office:value-type="float" office:value="14">
            <text:p>014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35];6;1)&gt;MID([.F34];6;1);[.C34];[.C34]+1)" office:value-type="float" office:value="2">
            <text:p>002</text:p>
          </table:table-cell>
          <table:table-cell table:style-name="ce94" office:value-type="string">
            <text:p>DMS\Admin\Ontologies\Manage <text:s/>Taxonomy Tree\Display</text:p>
          </table:table-cell>
          <table:table-cell table:style-name="ce97" office:value-type="string">
            <text:p>Check the displaying of taxonomy when add category for node (document/uploaded file)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6];6;1)&gt;MID([.F35];6;1);[.C35];[.C35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Go to Sites Explorer / Private driver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7];6;1)&gt;MID([.F36];6;1);[.C36];[.C36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Details View</text:p>
            <text:p>- Select 'Admin' tab</text:p>
            <text:p>- Click on Manage Categories icon in action bar </text:p>
          </table:table-cell>
          <table:table-cell table:style-name="ce84" office:value-type="string">
            <text:p>Add Category form is shown. At Select Category Tab, we can see all taxonomy tre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38];6;1)&gt;MID([.F37];6;1);&quot;&quot;;MAX([.A$7:.A37])+1)" office:value-type="float" office:value="15">
            <text:p>015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38];6;1)&gt;MID([.F37];6;1);[.C37];[.C37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9];6;1)&gt;MID([.F38];6;1);[.C38];[.C38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0];6;1)&gt;MID([.F39];6;1);[.C39];[.C39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41];6;1)&gt;MID([.F40];6;1);&quot;&quot;;MAX([.A$7:.A40])+1)" office:value-type="float" office:value="16">
            <text:p>016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1];6;1)&gt;MID([.F40];6;1);[.C40];[.C40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2];6;1)&gt;MID([.F41];6;1);[.C41];[.C41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3];6;1)&gt;MID([.F42];6;1);[.C42];[.C42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4];6;1)&gt;MID([.F43];6;1);&quot;&quot;;MAX([.A$7:.A43])+1)" office:value-type="float" office:value="17">
            <text:p>017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4];6;1)&gt;MID([.F43];6;1);[.C43];[.C43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5];6;1)&gt;MID([.F44];6;1);[.C44];[.C44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in Sites Explorer while creating document or uploading file</text:p>
          </table:table-cell>
          <table:table-cell table:style-name="ce98" office:value-type="string">
            <text:p>Step 2: Check the displaying of taxonomy in Sites Explorer</text:p>
          </table:table-cell>
          <table:table-cell table:style-name="ce98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46];6;1)&gt;MID([.F45];6;1);&quot;&quot;;MAX([.A$7:.A45])+1)" office:value-type="float" office:value="18">
            <text:p>018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6];6;1)&gt;MID([.F45];6;1);[.C45];[.C45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reating drive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7];6;1)&gt;MID([.F46];6;1);[.C46];[.C46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2: Open form to add new drive</text:p>
          </table:table-cell>
          <table:table-cell table:style-name="ce98" office:value-type="string">
            <text:p>- Login by user is in member/platform/administrator </text:p>
            <text:p>- Go to Manage Drive</text:p>
            <text:p>- Click 'Add Drive' button</text:p>
          </table:table-cell>
          <table:table-cell table:style-name="ce84" office:value-type="string">
            <text:p>A form to add drive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8];6;1)&gt;MID([.F47];6;1);[.C47];[.C47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3: Add new drive with the root path is taxonomy above</text:p>
          </table:table-cell>
          <table:table-cell table:style-name="ce98" office:value-type="string">
            <text:p>- In form to add drive, select workspace is: system</text:p>
            <text:p>- Click icon to add Home path for drive</text:p>
            <text:p/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49];6;1)&gt;MID([.F48];6;1);&quot;&quot;;MAX([.A$7:.A48])+1)" office:value-type="float" office:value="19">
            <text:p>019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9];6;1)&gt;MID([.F48];6;1);[.C48];[.C48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0];6;1)&gt;MID([.F49];6;1);[.C49];[.C49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51];6;1)&gt;MID([.F50];6;1);&quot;&quot;;MAX([.A$7:.A50])+1)" office:value-type="float" office:value="20">
            <text:p>020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1];6;1)&gt;MID([.F50];6;1);[.C50];[.C50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2];6;1)&gt;MID([.F51];6;1);[.C51];[.C51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user does not have permission to view while configuration for Content Browser 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53];6;1)&gt;MID([.F52];6;1);&quot;&quot;;MAX([.A$7:.A52])+1)" office:value-type="float" office:value="21">
            <text:p>021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3];6;1)&gt;MID([.F52];6;1);[.C52];[.C52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4];6;1)&gt;MID([.F53];6;1);[.C53];[.C53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 in case user does not have permission to view category in tree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55];6;1)&gt;MID([.F54];6;1);&quot;&quot;;MAX([.A$7:.A54])+1)" office:value-type="float" office:value="22">
            <text:p>022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5];6;1)&gt;MID([.F54];6;1);[.C54];[.C54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do advanced search using category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6];6;1)&gt;MID([.F55];6;1);[.C55];[.C55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7];6;1)&gt;MID([.F56];6;1);[.C56];[.C56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taxonomy tree and its child nodes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58];6;1)&gt;MID([.F57];6;1);&quot;&quot;;MAX([.A$7:.A57])+1)" office:value-type="float" office:value="23">
            <text:p>023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8];6;1)&gt;MID([.F57];6;1);[.C57];[.C57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9];6;1)&gt;MID([.F58];6;1);[.C58];[.C58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0];6;1)&gt;MID([.F59];6;1);&quot;&quot;;MAX([.A$7:.A5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60];6;1)&gt;MID([.F59];6;1);[.C59];[.C59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The taxonomy is not shown here . User does not have permission can't <text:s/>see this taxonom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61];6;1)&gt;MID([.F60];6;1);&quot;&quot;;MAX([.A$7:.A60])+1)" office:value-type="float" office:value="24">
            <text:p>024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61];6;1)&gt;MID([.F60];6;1);[.C60];[.C60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62];6;1)&gt;MID([.F61];6;1);[.C61];[.C61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63];6;1)&gt;MID([.F62];6;1);&quot;&quot;;MAX([.A$7:.A6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63];6;1)&gt;MID([.F62];6;1);[.C62];[.C62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User can't see category here <text:s/>which user does not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4];6;1)&gt;MID([.F63];6;1);&quot;&quot;;MAX([.A$7:.A63])+1)" office:value-type="float" office:value="25">
            <text:p>025</text:p>
          </table:table-cell>
          <table:table-cell table:style-name="ce42" office:value-type="string">
            <text:p>FNC_ECMS_ADM_TAX_03</text:p>
          </table:table-cell>
          <table:table-cell table:style-name="ce74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category in taxonomy tree when put valid data into name field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18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5];6;1)&gt;MID([.F64];6;1);[.C64];[.C64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66];6;1)&gt;MID([.F65];6;1);&quot;&quot;;MAX([.A$7:.A6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6];6;1)&gt;MID([.F65];6;1);[.C65];[.C65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valid data into 'Taxonomy Name ' field</text:p>
            <text:p>- Click ''Save'' button</text:p>
          </table:table-cell>
          <table:table-cell table:style-name="ce84" office:value-type="string">
            <text:p>A new taxonomy is add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7];6;1)&gt;MID([.F66];6;1);&quot;&quot;;MAX([.A$7:.A66])+1)" office:value-type="float" office:value="26">
            <text:p>026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67];6;1)&gt;MID([.F66];6;1);[.C66];[.C66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is blank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8];6;1)&gt;MID([.F67];6;1);[.C67];[.C67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69];6;1)&gt;MID([.F68];6;1);&quot;&quot;;MAX([.A$7:.A6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9];6;1)&gt;MID([.F68];6;1);[.C68];[.C68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Do not input data into ' Taxonomy Name ' field</text:p>
            <text:p>- Click ''Save'' button</text:p>
          </table:table-cell>
          <table:table-cell table:style-name="ce84" office:value-type="string">
            <text:p>Show message to inform that The field 'Taxonomy Name' is required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0];6;1)&gt;MID([.F69];6;1);&quot;&quot;;MAX([.A$7:.A69])+1)" office:value-type="float" office:value="27">
            <text:p>027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0];6;1)&gt;MID([.F69];6;1);[.C69];[.C69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1];6;1)&gt;MID([.F70];6;1);[.C70];[.C70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72];6;1)&gt;MID([.F71];6;1);&quot;&quot;;MAX([.A$7:.A7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2];6;1)&gt;MID([.F71];6;1);[.C71];[.C71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some special characters into ' Taxonomy Name ' field</text:p>
            <text:p>- Click ''Save'' button</text:p>
          </table:table-cell>
          <table:table-cell table:style-name="ce84" office:value-type="string">
            <text:p>Show message to inform that There are some invalid characters in field 'taxonomy name'.Type another <text:s/>value, please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3];6;1)&gt;MID([.F72];6;1);&quot;&quot;;MAX([.A$7:.A72])+1)" office:value-type="float" office:value="28">
            <text:p>028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3];6;1)&gt;MID([.F72];6;1);[.C72];[.C72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4];6;1)&gt;MID([.F73];6;1);[.C73];[.C73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75];6;1)&gt;MID([.F74];6;1);&quot;&quot;;MAX([.A$7:.A7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5];6;1)&gt;MID([.F74];6;1);[.C74];[.C74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has the same name with existing taxonomy in this node</text:p>
            <text:p>- Click ''Save'' button</text:p>
          </table:table-cell>
          <table:table-cell table:style-name="ce84" office:value-type="string">
            <text:p>Show message to inform that the name already exists 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6];6;1)&gt;MID([.F75];6;1);&quot;&quot;;MAX([.A$7:.A75])+1)" office:value-type="float" office:value="29">
            <text:p>029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6];6;1)&gt;MID([.F75];6;1);[.C75];[.C75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Check max length of name field</text:p>
          </table:table-cell>
          <table:table-cell table:style-name="ce80" office:value-type="string">
            <text:p>Step 1: Open Manage Taxonomy trees form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<text:s/>'Manage Taxonomy tre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7];6;1)&gt;MID([.F76];6;1);[.C76];[.C76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2: Open 'Add taxonomy' <text:s/>pop-up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8];6;1)&gt;MID([.F77];6;1);[.C77];[.C77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more than 30 characters</text:p>
            <text:p>- Click ''Save'' button</text:p>
          </table:table-cell>
          <table:table-cell table:style-name="ce84" office:value-type="string">
            <text:p>Show message alert that the name of taxonomy is too long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9];6;1)&gt;MID([.F78];6;1);&quot;&quot;;MAX([.A$7:.A78])+1)" office:value-type="float" office:value="30">
            <text:p>030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9];6;1)&gt;MID([.F78];6;1);[.C78];[.C78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permission for taxonomy to user</text:p>
          </table:table-cell>
          <table:table-cell table:style-name="ce102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A new taxonomy tree and its sub nodes are created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18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0];6;1)&gt;MID([.F79];6;1);[.C79];[.C79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a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1];6;1)&gt;MID([.F80];6;1);[.C80];[.C80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2];6;1)&gt;MID([.F81];6;1);&quot;&quot;;MAX([.A$7:.A8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2];6;1)&gt;MID([.F81];6;1);[.C81];[.C81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4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3];6;1)&gt;MID([.F82];6;1);[.C82];[.C82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84];6;1)&gt;MID([.F83];6;1);&quot;&quot;;MAX([.A$7:.A83])+1)" office:value-type="float" office:value="31">
            <text:p>031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84];6;1)&gt;MID([.F83];6;1);[.C83];[.C83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0" office:value-type="string">
            <text:p>Add permission for taxonomy to user by searching user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85];6;1)&gt;MID([.F84];6;1);&quot;&quot;;MAX([.A$7:.A8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5];6;1)&gt;MID([.F84];6;1);[.C84];[.C84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6];6;1)&gt;MID([.F85];6;1);[.C85];[.C85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87];6;1)&gt;MID([.F86];6;1);&quot;&quot;;MAX([.A$7:.A8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7];6;1)&gt;MID([.F86];6;1);[.C86];[.C86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name of group you want to search in 'Group' field</text:p>
            <text:p>- Press enter</text:p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8];6;1)&gt;MID([.F87];6;1);[.C87];[.C87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9];6;1)&gt;MID([.F88];6;1);&quot;&quot;;MAX([.A$7:.A8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9];6;1)&gt;MID([.F88];6;1);[.C88];[.C88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90];6;1)&gt;MID([.F89];6;1);&quot;&quot;;MAX([.A$7:.A89])+1)" office:value-type="float" office:value="32">
            <text:p>032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90];6;1)&gt;MID([.F89];6;1);[.C89];[.C89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1];6;1)&gt;MID([.F90];6;1);[.C90];[.C90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2];6;1)&gt;MID([.F91];6;1);&quot;&quot;;MAX([.A$7:.A9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2];6;1)&gt;MID([.F91];6;1);[.C91];[.C91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3];6;1)&gt;MID([.F92];6;1);&quot;&quot;;MAX([.A$7:.A9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3];6;1)&gt;MID([.F92];6;1);[.C92];[.C92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Browsing group by click on 'Search' icon</text:p>
            <text:p>- Select one of these groups</text:p>
            <text:p/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4];6;1)&gt;MID([.F93];6;1);[.C93];[.C93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5];6;1)&gt;MID([.F94];6;1);&quot;&quot;;MAX([.A$7:.A9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5];6;1)&gt;MID([.F94];6;1);[.C94];[.C94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96];6;1)&gt;MID([.F95];6;1);&quot;&quot;;MAX([.A$7:.A95])+1)" office:value-type="float" office:value="33">
            <text:p>033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96];6;1)&gt;MID([.F95];6;1);[.C95];[.C95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7];6;1)&gt;MID([.F96];6;1);[.C96];[.C96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98];6;1)&gt;MID([.F97];6;1);&quot;&quot;;MAX([.A$7:.A9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8];6;1)&gt;MID([.F97];6;1);[.C97];[.C97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99];6;1)&gt;MID([.F98];6;1);&quot;&quot;;MAX([.A$7:.A9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9];6;1)&gt;MID([.F98];6;1);[.C98];[.C98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wrong name of group <text:s/>in 'Group' field</text:p>
            <text:p>- Press enter</text:p>
          </table:table-cell>
          <table:table-cell table:style-name="ce103" office:value-type="string">
            <text:p>No user is <text:s/>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100];6;1)&gt;MID([.F99];6;1);&quot;&quot;;MAX([.A$7:.A99])+1)" office:value-type="float" office:value="34">
            <text:p>034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00];6;1)&gt;MID([.F99];6;1);[.C99];[.C99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01];6;1)&gt;MID([.F100];6;1);&quot;&quot;;MAX([.A$7:.A10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1];6;1)&gt;MID([.F100];6;1);[.C100];[.C100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2];6;1)&gt;MID([.F101];6;1);&quot;&quot;;MAX([.A$7:.A10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2];6;1)&gt;MID([.F101];6;1);[.C101];[.C101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3];6;1)&gt;MID([.F102];6;1);[.C102];[.C102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Do not put the name of group <text:s/>in 'Group' field</text:p>
            <text:p>- Press enter</text:p>
          </table:table-cell>
          <table:table-cell table:style-name="ce103" office:value-type="string">
            <text:p>All users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104];6;1)&gt;MID([.F103];6;1);&quot;&quot;;MAX([.A$7:.A103])+1)" office:value-type="float" office:value="35">
            <text:p>035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04];6;1)&gt;MID([.F103];6;1);[.C103];[.C103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user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05];6;1)&gt;MID([.F104];6;1);&quot;&quot;;MAX([.A$7:.A10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5];6;1)&gt;MID([.F104];6;1);[.C104];[.C104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6];6;1)&gt;MID([.F105];6;1);[.C105];[.C105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7];6;1)&gt;MID([.F106];6;1);&quot;&quot;;MAX([.A$7:.A10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7];6;1)&gt;MID([.F106];6;1);[.C106];[.C106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User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8];6;1)&gt;MID([.F107];6;1);&quot;&quot;;MAX([.A$7:.A10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8];6;1)&gt;MID([.F107];6;1);[.C107];[.C107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09];6;1)&gt;MID([.F108];6;1);&quot;&quot;;MAX([.A$7:.A108])+1)" office:value-type="float" office:value="36">
            <text:p>036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09];6;1)&gt;MID([.F108];6;1);[.C108];[.C108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fir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10];6;1)&gt;MID([.F109];6;1);&quot;&quot;;MAX([.A$7:.A10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0];6;1)&gt;MID([.F109];6;1);[.C109];[.C109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1];6;1)&gt;MID([.F110];6;1);&quot;&quot;;MAX([.A$7:.A11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1];6;1)&gt;MID([.F110];6;1);[.C110];[.C110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2];6;1)&gt;MID([.F111];6;1);[.C111];[.C111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Fir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3];6;1)&gt;MID([.F112];6;1);&quot;&quot;;MAX([.A$7:.A11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3];6;1)&gt;MID([.F112];6;1);[.C112];[.C112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14];6;1)&gt;MID([.F113];6;1);&quot;&quot;;MAX([.A$7:.A113])+1)" office:value-type="float" office:value="37">
            <text:p>037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14];6;1)&gt;MID([.F113];6;1);[.C113];[.C113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la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15];6;1)&gt;MID([.F114];6;1);&quot;&quot;;MAX([.A$7:.A11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5];6;1)&gt;MID([.F114];6;1);[.C114];[.C114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6];6;1)&gt;MID([.F115];6;1);&quot;&quot;;MAX([.A$7:.A11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6];6;1)&gt;MID([.F115];6;1);[.C115];[.C115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7];6;1)&gt;MID([.F116];6;1);&quot;&quot;;MAX([.A$7:.A11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7];6;1)&gt;MID([.F116];6;1);[.C116];[.C116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La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8];6;1)&gt;MID([.F117];6;1);&quot;&quot;;MAX([.A$7:.A11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8];6;1)&gt;MID([.F117];6;1);[.C117];[.C117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19];6;1)&gt;MID([.F118];6;1);&quot;&quot;;MAX([.A$7:.A118])+1)" office:value-type="float" office:value="38">
            <text:p>038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19];6;1)&gt;MID([.F118];6;1);[.C118];[.C118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email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20];6;1)&gt;MID([.F119];6;1);&quot;&quot;;MAX([.A$7:.A11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0];6;1)&gt;MID([.F119];6;1);[.C119];[.C119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3">
          <table:table-cell table:style-name="ce63" table:formula="of:=IF(MID([.F121];6;1)&gt;MID([.F120];6;1);&quot;&quot;;MAX([.A$7:.A12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1];6;1)&gt;MID([.F120];6;1);[.C120];[.C120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2];6;1)&gt;MID([.F121];6;1);&quot;&quot;;MAX([.A$7:.A12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2];6;1)&gt;MID([.F121];6;1);[.C121];[.C121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Email' in select-box</text:p>
            <text:p>- Put the email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3">
          <table:table-cell table:style-name="ce63" table:formula="of:=IF(MID([.F123];6;1)&gt;MID([.F122];6;1);&quot;&quot;;MAX([.A$7:.A12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3];6;1)&gt;MID([.F122];6;1);[.C122];[.C122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24];6;1)&gt;MID([.F123];6;1);&quot;&quot;;MAX([.A$7:.A123])+1)" office:value-type="float" office:value="39">
            <text:p>039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24];6;1)&gt;MID([.F123];6;1);[.C123];[.C123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25];6;1)&gt;MID([.F124];6;1);&quot;&quot;;MAX([.A$7:.A12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5];6;1)&gt;MID([.F124];6;1);[.C124];[.C124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6];6;1)&gt;MID([.F125];6;1);&quot;&quot;;MAX([.A$7:.A12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6];6;1)&gt;MID([.F125];6;1);[.C125];[.C125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7];6;1)&gt;MID([.F126];6;1);&quot;&quot;;MAX([.A$7:.A12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7];6;1)&gt;MID([.F126];6;1);[.C126];[.C126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Put the information of user</text:p>
            <text:p>- Click 'Search' icon</text:p>
          </table:table-cell>
          <table:table-cell table:style-name="ce103" office:value-type="string">
            <text:p>No 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28];6;1)&gt;MID([.F127];6;1);&quot;&quot;;MAX([.A$7:.A127])+1)" office:value-type="float" office:value="40">
            <text:p>040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28];6;1)&gt;MID([.F127];6;1);[.C127];[.C127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group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29];6;1)&gt;MID([.F128];6;1);&quot;&quot;;MAX([.A$7:.A12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9];6;1)&gt;MID([.F128];6;1);[.C128];[.C128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0];6;1)&gt;MID([.F129];6;1);&quot;&quot;;MAX([.A$7:.A12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0];6;1)&gt;MID([.F129];6;1);[.C129];[.C129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1];6;1)&gt;MID([.F130];6;1);&quot;&quot;;MAX([.A$7:.A13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1];6;1)&gt;MID([.F130];6;1);[.C130];[.C130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of this group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2];6;1)&gt;MID([.F131];6;1);&quot;&quot;;MAX([.A$7:.A13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2];6;1)&gt;MID([.F131];6;1);[.C131];[.C131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that node</text:p>
            <text:p>- Click Save button</text:p>
          </table:table-cell>
          <table:table-cell table:style-name="ce103" office:value-type="string">
            <text:p>Taxonomy is added permission. All the users with added membership can do these <text:s/>action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33];6;1)&gt;MID([.F132];6;1);&quot;&quot;;MAX([.A$7:.A132])+1)" office:value-type="float" office:value="41">
            <text:p>041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33];6;1)&gt;MID([.F132];6;1);[.C132];[.C132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1" office:value-type="string">
            <text:p>Add permission for taxonomy to group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34];6;1)&gt;MID([.F133];6;1);&quot;&quot;;MAX([.A$7:.A13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4];6;1)&gt;MID([.F133];6;1);[.C133];[.C133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5];6;1)&gt;MID([.F134];6;1);&quot;&quot;;MAX([.A$7:.A13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5];6;1)&gt;MID([.F134];6;1);[.C134];[.C134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6];6;1)&gt;MID([.F135];6;1);&quot;&quot;;MAX([.A$7:.A13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6];6;1)&gt;MID([.F135];6;1);[.C135];[.C135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is *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7];6;1)&gt;MID([.F136];6;1);&quot;&quot;;MAX([.A$7:.A13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7];6;1)&gt;MID([.F136];6;1);[.C136];[.C136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</text:p>
            <text:p>- Click Save button</text:p>
          </table:table-cell>
          <table:table-cell table:style-name="ce103" office:value-type="string">
            <text:p>Taxonomy is added permission. All the users in the group at step 5 can do these <text:s/>action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38];6;1)&gt;MID([.F137];6;1);&quot;&quot;;MAX([.A$7:.A137])+1)" office:value-type="float" office:value="42">
            <text:p>042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38];6;1)&gt;MID([.F137];6;1);[.C137];[.C137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everybod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39];6;1)&gt;MID([.F138];6;1);&quot;&quot;;MAX([.A$7:.A13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9];6;1)&gt;MID([.F138];6;1);[.C138];[.C138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40];6;1)&gt;MID([.F139];6;1);&quot;&quot;;MAX([.A$7:.A13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0];6;1)&gt;MID([.F139];6;1);[.C139];[.C139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3: Add permission for users</text:p>
          </table:table-cell>
          <table:table-cell table:style-name="ce104" office:value-type="string">
            <text:p>Select icon of group <text:s/>in 'Add a permission to that node form' </text:p>
          </table:table-cell>
          <table:table-cell table:style-name="ce103" office:value-type="string">
            <text:p>Users are automatically added 'Read'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41];6;1)&gt;MID([.F140];6;1);&quot;&quot;;MAX([.A$7:.A14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1];6;1)&gt;MID([.F140];6;1);[.C140];[.C140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4: Select permission for users</text:p>
          </table:table-cell>
          <table:table-cell table:style-name="ce103" office:value-type="string">
            <text:p>- Select the right for users </text:p>
            <text:p>- Click Save button</text:p>
          </table:table-cell>
          <table:table-cell table:style-name="ce103" office:value-type="string">
            <text:p>Taxonomy is added permission. Everybody can see this taxonom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2];6;1)&gt;MID([.F141];6;1);&quot;&quot;;MAX([.A$7:.A141])+1)" office:value-type="float" office:value="43">
            <text:p>043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42];6;1)&gt;MID([.F141];6;1);[.C141];[.C141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43];6;1)&gt;MID([.F142];6;1);&quot;&quot;;MAX([.A$7:.A14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3];6;1)&gt;MID([.F142];6;1);[.C142];[.C142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63" table:formula="of:=IF(MID([.F144];6;1)&gt;MID([.F143];6;1);&quot;&quot;;MAX([.A$7:.A14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4];6;1)&gt;MID([.F143];6;1);[.C143];[.C143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Management' icon again</text:span></text:p>
            <text:p><text:span text:style-name="T6">- In 'Permission Management' form, click 'Edit' icon corresponding with the permission of user/group you want to edit</text:span></text:p>
            <text:p><text:span text:style-name="T6">- Select the right for user/group</text:span></text:p>
            <text:p><text:span text:style-name="T6">- Click Save button</text:span></text:p>
          </table:table-cell>
          <table:table-cell table:style-name="ce103" office:value-type="string">
            <text:p>Permission of taxonomy to user/group is edi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5];6;1)&gt;MID([.F144];6;1);&quot;&quot;;MAX([.A$7:.A144])+1)" office:value-type="float" office:value="44">
            <text:p>044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45];6;1)&gt;MID([.F144];6;1);[.C144];[.C144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system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46];6;1)&gt;MID([.F145];6;1);&quot;&quot;;MAX([.A$7:.A14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6];6;1)&gt;MID([.F145];6;1);[.C145];[.C145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7];6;1)&gt;MID([.F146];6;1);&quot;&quot;;MAX([.A$7:.A14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7];6;1)&gt;MID([.F146];6;1);[.C146];[.C146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Management' icon again</text:span></text:p>
            <text:p><text:span text:style-name="T6">- In 'Permission Management' form, click 'Edit' icon corresponding with the permission of system</text:span></text:p>
          </table:table-cell>
          <table:table-cell table:style-name="ce103" office:value-type="string">
            <text:p>You can not edit permission of system with this taxonom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8];6;1)&gt;MID([.F147];6;1);&quot;&quot;;MAX([.A$7:.A147])+1)" office:value-type="float" office:value="45">
            <text:p>045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48];6;1)&gt;MID([.F147];6;1);[.C147];[.C147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9];6;1)&gt;MID([.F148];6;1);&quot;&quot;;MAX([.A$7:.A14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9];6;1)&gt;MID([.F148];6;1);[.C148];[.C148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0];6;1)&gt;MID([.F149];6;1);&quot;&quot;;MAX([.A$7:.A14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0];6;1)&gt;MID([.F149];6;1);[.C149];[.C149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Management' icon again</text:span></text:p>
            <text:p><text:span text:style-name="T6">- In 'Permission Management' form, click 'Delete' icon corresponding with taxonomy you want to edit</text:span></text:p>
          </table:table-cell>
          <table:table-cell table:style-name="ce103" office:value-type="string">
            <text:p>Permission of taxonomy to user/group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1];6;1)&gt;MID([.F150];6;1);&quot;&quot;;MAX([.A$7:.A150])+1)" office:value-type="float" office:value="46">
            <text:p>046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51];6;1)&gt;MID([.F150];6;1);[.C150];[.C150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system</text:p>
          </table:table-cell>
          <table:table-cell table:style-name="ce80" office:value-type="string">
            <text:p>Step 1: Create a taxonomy</text:p>
          </table:table-cell>
          <table:table-cell table:style-name="ce80" office:value-type="string">
            <text:p>- Go to Sites Administration -&gt; Ontologies-&gt;Manage Taxonomy trees Tree</text:p>
            <text:p>- Create a taxonomy tree</text:p>
            <text:p>- Create some taxonomies in this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2];6;1)&gt;MID([.F151];6;1);&quot;&quot;;MAX([.A$7:.A15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2];6;1)&gt;MID([.F151];6;1);[.C151];[.C151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3];6;1)&gt;MID([.F152];6;1);&quot;&quot;;MAX([.A$7:.A15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3];6;1)&gt;MID([.F152];6;1);[.C152];[.C152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Go to Child node</text:span></text:p>
            <text:p><text:span text:style-name="T6">- Click 'Permission Management' icon </text:span></text:p>
            <text:p><text:span text:style-name="T6">- In 'Permission Management' form, click 'Delete' icon corresponding with system</text:span></text:p>
          </table:table-cell>
          <table:table-cell table:style-name="ce103" office:value-type="string">
            <text:p>Show message alert that you don't can not delete permission of the owner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4];6;1)&gt;MID([.F153];6;1);&quot;&quot;;MAX([.A$7:.A153])+1)" office:value-type="float" office:value="47">
            <text:p>047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54];6;1)&gt;MID([.F153];6;1);[.C153];[.C153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55];6;1)&gt;MID([.F154];6;1);&quot;&quot;;MAX([.A$7:.A15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5];6;1)&gt;MID([.F154];6;1);[.C154];[.C154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6];6;1)&gt;MID([.F155];6;1);&quot;&quot;;MAX([.A$7:.A15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6];6;1)&gt;MID([.F155];6;1);[.C155];[.C155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Management' icon again</text:span></text:p>
            <text:p><text:span text:style-name="T6">- In 'Permission Management' form, click 'Delete' icon corresponding with taxonomy you want to edit</text:span></text:p>
          </table:table-cell>
          <table:table-cell table:style-name="ce103" office:value-type="string">
            <text:p>Show message alert that you don't can not delete permission of this user/group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7];6;1)&gt;MID([.F156];6;1);&quot;&quot;;MAX([.A$7:.A156])+1)" office:value-type="float" office:value="48">
            <text:p>048</text:p>
          </table:table-cell>
          <table:table-cell table:style-name="ce42" office:value-type="string">
            <text:p>FNC_ECMS_ADM_TAX_04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/Paste <text:s/>a taxonomy to a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58];6;1)&gt;MID([.F157];6;1);&quot;&quot;;MAX([.A$7:.A15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58];6;1)&gt;MID([.F157];6;1);[.C157];[.C157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59];6;1)&gt;MID([.F158];6;1);&quot;&quot;;MAX([.A$7:.A15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59];6;1)&gt;MID([.F158];6;1);[.C158];[.C158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3: Paste a copi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0];6;1)&gt;MID([.F159];6;1);&quot;&quot;;MAX([.A$7:.A159])+1)" office:value-type="float" office:value="49">
            <text:p>049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60];6;1)&gt;MID([.F159];6;1);[.C159];[.C159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1];6;1)&gt;MID([.F160];6;1);&quot;&quot;;MAX([.A$7:.A16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1];6;1)&gt;MID([.F160];6;1);[.C160];[.C160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2];6;1)&gt;MID([.F161];6;1);&quot;&quot;;MAX([.A$7:.A16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2];6;1)&gt;MID([.F161];6;1);[.C161];[.C161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Parent taxonomy is pasted into it child node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3];6;1)&gt;MID([.F162];6;1);&quot;&quot;;MAX([.A$7:.A162])+1)" office:value-type="float" office:value="50">
            <text:p>050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63];6;1)&gt;MID([.F162];6;1);[.C162];[.C162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4];6;1)&gt;MID([.F163];6;1);&quot;&quot;;MAX([.A$7:.A16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4];6;1)&gt;MID([.F163];6;1);[.C163];[.C163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5];6;1)&gt;MID([.F164];6;1);&quot;&quot;;MAX([.A$7:.A16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5];6;1)&gt;MID([.F164];6;1);[.C164];[.C164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3: Paste copied 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Taxonomy is pasted into itself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6];6;1)&gt;MID([.F165];6;1);&quot;&quot;;MAX([.A$7:.A165])+1)" office:value-type="float" office:value="51">
            <text:p>051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66];6;1)&gt;MID([.F165];6;1);[.C165];[.C165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opy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7];6;1)&gt;MID([.F166];6;1);&quot;&quot;;MAX([.A$7:.A16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7];6;1)&gt;MID([.F166];6;1);[.C166];[.C166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8];6;1)&gt;MID([.F167];6;1);&quot;&quot;;MAX([.A$7:.A16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8];6;1)&gt;MID([.F167];6;1);[.C167];[.C167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69];6;1)&gt;MID([.F168];6;1);&quot;&quot;;MAX([.A$7:.A16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9];6;1)&gt;MID([.F168];6;1);[.C168];[.C168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0];6;1)&gt;MID([.F169];6;1);&quot;&quot;;MAX([.A$7:.A169])+1)" office:value-type="float" office:value="52">
            <text:p>052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0];6;1)&gt;MID([.F169];6;1);[.C169];[.C169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other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1];6;1)&gt;MID([.F170];6;1);&quot;&quot;;MAX([.A$7:.A17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1];6;1)&gt;MID([.F170];6;1);[.C170];[.C170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72];6;1)&gt;MID([.F171];6;1);&quot;&quot;;MAX([.A$7:.A17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2];6;1)&gt;MID([.F171];6;1);[.C171];[.C171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3: Paste a cut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3];6;1)&gt;MID([.F172];6;1);&quot;&quot;;MAX([.A$7:.A172])+1)" office:value-type="float" office:value="53">
            <text:p>053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3];6;1)&gt;MID([.F172];6;1);[.C172];[.C172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4];6;1)&gt;MID([.F173];6;1);&quot;&quot;;MAX([.A$7:.A17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4];6;1)&gt;MID([.F173];6;1);[.C173];[.C173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75];6;1)&gt;MID([.F174];6;1);&quot;&quot;;MAX([.A$7:.A17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5];6;1)&gt;MID([.F174];6;1);[.C174];[.C174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6];6;1)&gt;MID([.F175];6;1);&quot;&quot;;MAX([.A$7:.A175])+1)" office:value-type="float" office:value="54">
            <text:p>054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6];6;1)&gt;MID([.F175];6;1);[.C175];[.C175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7];6;1)&gt;MID([.F176];6;1);&quot;&quot;;MAX([.A$7:.A17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7];6;1)&gt;MID([.F176];6;1);[.C176];[.C176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63" table:formula="of:=IF(MID([.F178];6;1)&gt;MID([.F177];6;1);&quot;&quot;;MAX([.A$7:.A17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8];6;1)&gt;MID([.F177];6;1);[.C177];[.C177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3: Paste cut <text:s/>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Show message “You can not paste here. May be the taxonomy node [the path of this <text:s/>taxonomy] is cutting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9];6;1)&gt;MID([.F178];6;1);&quot;&quot;;MAX([.A$7:.A178])+1)" office:value-type="float" office:value="55">
            <text:p>055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9];6;1)&gt;MID([.F178];6;1);[.C178];[.C178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0];6;1)&gt;MID([.F179];6;1);&quot;&quot;;MAX([.A$7:.A179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0];6;1)&gt;MID([.F179];6;1);[.C179];[.C179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1];6;1)&gt;MID([.F180];6;1);&quot;&quot;;MAX([.A$7:.A18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1];6;1)&gt;MID([.F180];6;1);[.C180];[.C180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82];6;1)&gt;MID([.F181];6;1);&quot;&quot;;MAX([.A$7:.A18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2];6;1)&gt;MID([.F181];6;1);[.C181];[.C181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3];6;1)&gt;MID([.F182];6;1);&quot;&quot;;MAX([.A$7:.A182])+1)" office:value-type="float" office:value="56">
            <text:p>056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83];6;1)&gt;MID([.F182];6;1);[.C182];[.C182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Delete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84];6;1)&gt;MID([.F183];6;1);&quot;&quot;;MAX([.A$7:.A18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4];6;1)&gt;MID([.F183];6;1);[.C183];[.C183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Delete taxonomy</text:p>
          </table:table-cell>
          <table:table-cell table:style-name="ce80" office:value-type="string">
            <text:p>Step 2: Delete taxonomy</text:p>
          </table:table-cell>
          <table:table-cell table:style-name="ce80" office:value-type="string">
            <text:p>- Select a taxonomy</text:p>
            <text:p>- Click 'Delete' icon</text:p>
            <text:p>- Click OK on confirm message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5];6;1)&gt;MID([.F184];6;1);&quot;&quot;;MAX([.A$7:.A184])+1)" office:value-type="float" office:value="57">
            <text:p>057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85];6;1)&gt;MID([.F184];6;1);[.C184];[.C184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Delete a taxonomy when it is added for a document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6];6;1)&gt;MID([.F185];6;1);&quot;&quot;;MAX([.A$7:.A185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6];6;1)&gt;MID([.F185];6;1);[.C185];[.C185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2: Add category for document</text:p>
          </table:table-cell>
          <table:table-cell table:style-name="ce80" office:value-type="string">
            <text:p>Add category for document</text:p>
          </table:table-cell>
          <table:table-cell table:style-name="ce84" office:value-type="string">
            <text:p>Document is added categor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7];6;1)&gt;MID([.F186];6;1);&quot;&quot;;MAX([.A$7:.A18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7];6;1)&gt;MID([.F186];6;1);[.C186];[.C186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- Go to Sites Administration\Manager Taxonomy</text:p>
            <text:p>- <text:s/>Select a taxonomy which add for document at step 1</text:p>
            <text:p>- Click ' Delete' icon</text:p>
          </table:table-cell>
          <table:table-cell table:style-name="ce84" office:value-type="string">
            <text:p>Show message “Can not delete this taxonomy node because it is current the target of a REFERENCE property 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 table:number-rows-repeated="19">
          <table:table-cell/>
          <table:table-cell table:style-name="Default"/>
          <table:table-cell table:number-columns-repeated="1022"/>
        </table:table-row>
        <table:table-row table:style-name="ro19" table:number-rows-repeated="65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 table:number-rows-repeated="195">
          <table:table-cell table:number-columns-repeated="1024"/>
        </table:table-row>
        <table:table-row table:style-name="ro19" table:number-rows-repeated="10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46];[.$K1])" office:value-type="float" office:value="0">
            <text:p>0</text:p>
          </table:table-cell>
          <table:table-cell table:style-name="ce85" table:formula="of:=COUNTIF([.M$7:.M$846];[.$K1])" office:value-type="float" office:value="0">
            <text:p>0</text:p>
          </table:table-cell>
          <table:table-cell table:style-name="ce85" table:formula="of:=COUNTIF([.N$7:.N$846];[.$K1])" office:value-type="float" office:value="0">
            <text:p>0</text:p>
          </table:table-cell>
          <table:table-cell table:style-name="ce85" table:formula="of:=COUNTIF([.O$7:.O$846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46];[.$K2])" office:value-type="float" office:value="0">
            <text:p>0</text:p>
          </table:table-cell>
          <table:table-cell table:style-name="ce85" table:formula="of:=COUNTIF([.M$7:.M$846];[.$K2])" office:value-type="float" office:value="0">
            <text:p>0</text:p>
          </table:table-cell>
          <table:table-cell table:style-name="ce85" table:formula="of:=COUNTIF([.N$7:.N$846];[.$K2])" office:value-type="float" office:value="0">
            <text:p>0</text:p>
          </table:table-cell>
          <table:table-cell table:style-name="ce85" table:formula="of:=COUNTIF([.O$7:.O$846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Templat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46];[.$K3])" office:value-type="float" office:value="0">
            <text:p>0</text:p>
          </table:table-cell>
          <table:table-cell table:style-name="ce85" table:formula="of:=COUNTIF([.M$7:.M$846];[.$K3])" office:value-type="float" office:value="0">
            <text:p>0</text:p>
          </table:table-cell>
          <table:table-cell table:style-name="ce85" table:formula="of:=COUNTIF([.N$7:.N$846];[.$K3])" office:value-type="float" office:value="0">
            <text:p>0</text:p>
          </table:table-cell>
          <table:table-cell table:style-name="ce85" table:formula="of:=COUNTIF([.O$7:.O$846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32])" office:value-type="float" office:value="23" table:number-columns-spanned="3" table:number-rows-spanned="1">
            <text:p>2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46];[.$K4])" office:value-type="float" office:value="0">
            <text:p>0</text:p>
          </table:table-cell>
          <table:table-cell table:style-name="ce85" table:formula="of:=COUNTIF([.M$7:.M$846];[.$K4])" office:value-type="float" office:value="0">
            <text:p>0</text:p>
          </table:table-cell>
          <table:table-cell table:style-name="ce85" table:formula="of:=COUNTIF([.N$7:.N$846];[.$K4])" office:value-type="float" office:value="0">
            <text:p>0</text:p>
          </table:table-cell>
          <table:table-cell table:style-name="ce85" table:formula="of:=COUNTIF([.O$7:.O$846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46];[.$K5])" office:value-type="float" office:value="0">
            <text:p>0</text:p>
          </table:table-cell>
          <table:table-cell table:style-name="ce85" table:formula="of:=COUNTIF([.M$7:.M$846];[.$K5])" office:value-type="float" office:value="0">
            <text:p>0</text:p>
          </table:table-cell>
          <table:table-cell table:style-name="ce85" table:formula="of:=COUNTIF([.N$7:.N$846];[.$K5])" office:value-type="float" office:value="0">
            <text:p>0</text:p>
          </table:table-cell>
          <table:table-cell table:style-name="ce85" table:formula="of:=COUNTIF([.O$7:.O$846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8">
          <table:table-cell table:style-name="ce62" office:value-type="float" office:value="1">
            <text:p>001</text:p>
          </table:table-cell>
          <table:table-cell table:style-name="ce42" office:value-type="string">
            <text:p>FNC_ECMS_ADM_TE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Templates\Add</text:p>
          </table:table-cell>
          <table:table-cell table:style-name="ce52" office:value-type="string">
            <text:p>Add new template when input valid data into all required fields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5: Put data in 'View' tab</text:p>
          </table:table-cell>
          <table:table-cell table:style-name="ce80" office:value-type="string">
            <text:p>Put data in 'View' tab</text:p>
          </table:table-cell>
          <table:table-cell table:style-name="ce84" office:value-type="string">
            <text:p><text:s/>View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6: Complete add new template</text:p>
          </table:table-cell>
          <table:table-cell table:style-name="ce80" office:value-type="string">
            <text:p>Click Save button</text:p>
          </table:table-cell>
          <table:table-cell table:style-name="ce84" office:value-type="string">
            <text:p><text:s/>A new template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3];6;1)&gt;MID([.F12];6;1);&quot;&quot;;MAX([.A$7:.A12])+1)" office:value-type="float" office:value="2">
            <text:p>002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label field is b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84" office:value-type="string">
            <text:p>Show message “ The field 'Label' is required. Please enter your value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6];6;1)&gt;MID([.F15];6;1);&quot;&quot;;MAX([.A$7:.A15])+1)" office:value-type="float" office:value="3">
            <text:p>003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do not select permission for this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22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84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9];6;1)&gt;MID([.F18];6;1);&quot;&quot;;MAX([.A$7:.A18])+1)" office:value-type="float" office:value="4">
            <text:p>004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Dialog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4: Do not put data in 'Dialog' tab</text:p>
          </table:table-cell>
          <table:table-cell table:style-name="ce80" office:value-type="string">
            <text:p>- Do not put data in 'Dialog' tab</text:p>
            <text:p>- Click Save button</text:p>
          </table:table-cell>
          <table:table-cell table:style-name="ce84" office:value-type="string">
            <text:p>Show message “ Type value into field 'Dialog content' please <text:span text:style-name="T7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23];6;1)&gt;MID([.F22];6;1);&quot;&quot;;MAX([.A$7:.A22])+1)" office:value-type="float" office:value="5">
            <text:p>005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View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5: Do not put data in 'View' tab</text:p>
          </table:table-cell>
          <table:table-cell table:style-name="ce80" office:value-type="string">
            <text:p>- Do not put data in 'View' tab</text:p>
            <text:p>- Click Save button</text:p>
          </table:table-cell>
          <table:table-cell table:style-name="ce84" office:value-type="string">
            <text:p>Show message “ Type value into field 'View content' please <text:span text:style-name="T7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label of existing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3: Edit label</text:p>
          </table:table-cell>
          <table:table-cell table:style-name="ce94" office:value-type="string">
            <text:p>Put new value for label</text:p>
          </table:table-cell>
          <table:table-cell table:style-name="ce94" office:value-type="string">
            <text:p>The label of template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1];6;1)&gt;MID([.F30];6;1);&quot;&quot;;MAX([.A$7:.A30])+1)" office:value-type="float" office:value="7">
            <text:p>007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existing dialog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3: Edit existing dialog of template</text:p>
          </table:table-cell>
          <table:table-cell table:style-name="ce94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Dialog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4];6;1)&gt;MID([.F33];6;1);&quot;&quot;;MAX([.A$7:.A33])+1)" office:value-type="float" office:value="8">
            <text:p>008</text:p>
          </table:table-cell>
          <table:table-cell table:style-name="ce42" office:value-type="string">
            <text:p>FNC_ECMS_ADM_TEM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dialog is created successfully 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38];6;1)&gt;MID([.F37];6;1);&quot;&quot;;MAX([.A$7:.A37])+1)" office:value-type="float" office:value="9">
            <text:p>009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Field name can not contain special characters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46];6;1)&gt;MID([.F45];6;1);&quot;&quot;;MAX([.A$7:.A45])+1)" office:value-type="float" office:value="11">
            <text:p>011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name field of dialog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0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50];6;1)&gt;MID([.F49];6;1);&quot;&quot;;MAX([.A$7:.A49])+1)" office:value-type="float" office:value="12">
            <text:p>012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54];6;1)&gt;MID([.F53];6;1);&quot;&quot;;MAX([.A$7:.A53])+1)" office:value-type="float" office:value="13">
            <text:p>013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ialog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 on a dialog you want to delete</text:p>
          </table:table-cell>
          <table:table-cell table:style-name="ce87" office:value-type="string">
            <text:p>Dialog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57];6;1)&gt;MID([.F56];6;1);&quot;&quot;;MAX([.A$7:.A56])+1)" office:value-type="float" office:value="14">
            <text:p>014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efault dialo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8];6;1)&gt;MID([.F57];6;1);&quot;&quot;;MAX([.A$7:.A5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</text:p>
          </table:table-cell>
          <table:table-cell table:style-name="ce87" office:value-type="string">
            <text:p>Show message “[name of dialog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0];6;1)&gt;MID([.F59];6;1);&quot;&quot;;MAX([.A$7:.A59])+1)" office:value-type="float" office:value="15">
            <text:p>015</text:p>
          </table:table-cell>
          <table:table-cell table:style-name="ce108" office:value-type="string">
            <text:p>FNC_ECMS_ADM_TEM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<text:s/>Edit Existing view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1];6;1)&gt;MID([.F60];6;1);&quot;&quot;;MAX([.A$7:.A60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2];6;1)&gt;MID([.F61];6;1);&quot;&quot;;MAX([.A$7:.A6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3: Edit existing view of template</text:p>
          </table:table-cell>
          <table:table-cell table:style-name="ce94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3];6;1)&gt;MID([.F62];6;1);&quot;&quot;;MAX([.A$7:.A62])+1)" office:value-type="float" office:value="16">
            <text:p>016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4];6;1)&gt;MID([.F63];6;1);&quot;&quot;;MAX([.A$7:.A6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5];6;1)&gt;MID([.F64];6;1);&quot;&quot;;MAX([.A$7:.A64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 View' tab</text:p>
          </table:table-cell>
          <table:table-cell table:style-name="ce87" office:value-type="string">
            <text:p><text:s/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6];6;1)&gt;MID([.F65];6;1);&quot;&quot;;MAX([.A$7:.A65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7];6;1)&gt;MID([.F66];6;1);&quot;&quot;;MAX([.A$7:.A66])+1)" office:value-type="float" office:value="17">
            <text:p>017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8];6;1)&gt;MID([.F67];6;1);&quot;&quot;;MAX([.A$7:.A6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9];6;1)&gt;MID([.F68];6;1);&quot;&quot;;MAX([.A$7:.A68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70];6;1)&gt;MID([.F69];6;1);&quot;&quot;;MAX([.A$7:.A6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1];6;1)&gt;MID([.F70];6;1);&quot;&quot;;MAX([.A$7:.A70])+1)" office:value-type="float" office:value="18">
            <text:p>018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'Name' field contain special characters 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2];6;1)&gt;MID([.F71];6;1);&quot;&quot;;MAX([.A$7:.A7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3];6;1)&gt;MID([.F72];6;1);&quot;&quot;;MAX([.A$7:.A72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74];6;1)&gt;MID([.F73];6;1);&quot;&quot;;MAX([.A$7:.A7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Field name can not contain special characters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5];6;1)&gt;MID([.F74];6;1);&quot;&quot;;MAX([.A$7:.A74])+1)" office:value-type="float" office:value="19">
            <text:p>019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name field of view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6];6;1)&gt;MID([.F75];6;1);&quot;&quot;;MAX([.A$7:.A75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7];6;1)&gt;MID([.F76];6;1);&quot;&quot;;MAX([.A$7:.A76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78];6;1)&gt;MID([.F77];6;1);&quot;&quot;;MAX([.A$7:.A7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9];6;1)&gt;MID([.F78];6;1);&quot;&quot;;MAX([.A$7:.A78])+1)" office:value-type="float" office:value="20">
            <text:p>020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0];6;1)&gt;MID([.F79];6;1);&quot;&quot;;MAX([.A$7:.A7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1];6;1)&gt;MID([.F80];6;1);&quot;&quot;;MAX([.A$7:.A80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82];6;1)&gt;MID([.F81];6;1);&quot;&quot;;MAX([.A$7:.A8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3];6;1)&gt;MID([.F82];6;1);&quot;&quot;;MAX([.A$7:.A82])+1)" office:value-type="float" office:value="21">
            <text:p>021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view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4];6;1)&gt;MID([.F83];6;1);&quot;&quot;;MAX([.A$7:.A8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5];6;1)&gt;MID([.F84];6;1);&quot;&quot;;MAX([.A$7:.A84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 on a view you want to delete</text:p>
          </table:table-cell>
          <table:table-cell table:style-name="ce87" office:value-type="string">
            <text:p>View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6];6;1)&gt;MID([.F85];6;1);&quot;&quot;;MAX([.A$7:.A85])+1)" office:value-type="float" office:value="22">
            <text:p>022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default view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7];6;1)&gt;MID([.F86];6;1);&quot;&quot;;MAX([.A$7:.A86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8];6;1)&gt;MID([.F87];6;1);&quot;&quot;;MAX([.A$7:.A8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</text:p>
          </table:table-cell>
          <table:table-cell table:style-name="ce87" office:value-type="string">
            <text:p>Show message “[name of view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9];6;1)&gt;MID([.F88];6;1);&quot;&quot;;MAX([.A$7:.A88])+1)" office:value-type="float" office:value="23">
            <text:p>023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0];6;1)&gt;MID([.F89];6;1);&quot;&quot;;MAX([.A$7:.A8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Click 'Delete' icon on a template you want to delete</text:p>
          </table:table-cell>
          <table:table-cell table:style-name="ce87" office:value-type="string">
            <text:p>The selected template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 table:number-rows-repeated="309">
          <table:table-cell table:number-columns-repeated="224"/>
        </table:table-row>
        <table:table-row table:style-name="ro13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Metadata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38];[.$K1])" office:value-type="float" office:value="0">
            <text:p>0</text:p>
          </table:table-cell>
          <table:table-cell table:style-name="ce85" table:formula="of:=COUNTIF([.M$7:.M$738];[.$K1])" office:value-type="float" office:value="0">
            <text:p>0</text:p>
          </table:table-cell>
          <table:table-cell table:style-name="ce85" table:formula="of:=COUNTIF([.N$7:.N$738];[.$K1])" office:value-type="float" office:value="0">
            <text:p>0</text:p>
          </table:table-cell>
          <table:table-cell table:style-name="ce85" table:formula="of:=COUNTIF([.O$7:.O$73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738];[.$K2])" office:value-type="float" office:value="0">
            <text:p>0</text:p>
          </table:table-cell>
          <table:table-cell table:style-name="ce85" table:formula="of:=COUNTIF([.M$7:.M$738];[.$K2])" office:value-type="float" office:value="0">
            <text:p>0</text:p>
          </table:table-cell>
          <table:table-cell table:style-name="ce85" table:formula="of:=COUNTIF([.N$7:.N$738];[.$K2])" office:value-type="float" office:value="0">
            <text:p>0</text:p>
          </table:table-cell>
          <table:table-cell table:style-name="ce85" table:formula="of:=COUNTIF([.O$7:.O$73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Metadata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738];[.$K3])" office:value-type="float" office:value="0">
            <text:p>0</text:p>
          </table:table-cell>
          <table:table-cell table:style-name="ce85" table:formula="of:=COUNTIF([.M$7:.M$738];[.$K3])" office:value-type="float" office:value="0">
            <text:p>0</text:p>
          </table:table-cell>
          <table:table-cell table:style-name="ce85" table:formula="of:=COUNTIF([.N$7:.N$738];[.$K3])" office:value-type="float" office:value="0">
            <text:p>0</text:p>
          </table:table-cell>
          <table:table-cell table:style-name="ce85" table:formula="of:=COUNTIF([.O$7:.O$73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724])" office:value-type="float" office:value="3" table:number-columns-spanned="3" table:number-rows-spanned="1">
            <text:p>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738];[.$K4])" office:value-type="float" office:value="0">
            <text:p>0</text:p>
          </table:table-cell>
          <table:table-cell table:style-name="ce85" table:formula="of:=COUNTIF([.M$7:.M$738];[.$K4])" office:value-type="float" office:value="0">
            <text:p>0</text:p>
          </table:table-cell>
          <table:table-cell table:style-name="ce85" table:formula="of:=COUNTIF([.N$7:.N$738];[.$K4])" office:value-type="float" office:value="0">
            <text:p>0</text:p>
          </table:table-cell>
          <table:table-cell table:style-name="ce85" table:formula="of:=COUNTIF([.O$7:.O$73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738];[.$K5])" office:value-type="float" office:value="0">
            <text:p>0</text:p>
          </table:table-cell>
          <table:table-cell table:style-name="ce85" table:formula="of:=COUNTIF([.M$7:.M$738];[.$K5])" office:value-type="float" office:value="0">
            <text:p>0</text:p>
          </table:table-cell>
          <table:table-cell table:style-name="ce85" table:formula="of:=COUNTIF([.N$7:.N$738];[.$K5])" office:value-type="float" office:value="0">
            <text:p>0</text:p>
          </table:table-cell>
          <table:table-cell table:style-name="ce85" table:formula="of:=COUNTIF([.O$7:.O$73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FNC_ECMS_ADM_MET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View</text:p>
          </table:table-cell>
          <table:table-cell table:style-name="ce52" office:value-type="string">
            <text:p>View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ME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Metadatas\View</text:p>
          </table:table-cell>
          <table:table-cell table:style-name="ce101" office:value-type="string">
            <text:p>View Metadata</text:p>
          </table:table-cell>
          <table:table-cell table:style-name="ce87" office:value-type="string">
            <text:p>Step 2: <text:s/>View Metadata</text:p>
          </table:table-cell>
          <table:table-cell table:style-name="ce87" office:value-type="string">
            <text:p>Click ' View' icon on Metadata you want to view</text:p>
          </table:table-cell>
          <table:table-cell table:style-name="ce87" office:value-type="string">
            <text:p>'Metadata information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];6;1)&gt;MID([.F8];6;1);&quot;&quot;;MAX([.A$7:.A8])+1)" office:value-type="float" office:value="2">
            <text:p>002</text:p>
          </table:table-cell>
          <table:table-cell table:style-name="ce43" office:value-type="string">
            <text:p>FNC_ECMS_ADM_MET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Edit</text:p>
          </table:table-cell>
          <table:table-cell table:style-name="ce52" office:value-type="string">
            <text:p>Edit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2: Open 'Edit Metadata's Template' pop-up</text:p>
          </table:table-cell>
          <table:table-cell table:style-name="ce87" office:value-type="string">
            <text:p>Click 'Edit' icon on a metadata you want to edit</text:p>
          </table:table-cell>
          <table:table-cell table:style-name="ce87" office:value-type="string">
            <text:p>' Edit Metadata's Template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3: Edit Metadata</text:p>
          </table:table-cell>
          <table:table-cell table:style-name="ce87" office:value-type="string">
            <text:p>- Edit properties of metadata type: edit permission</text:p>
            <text:p>- Edit dialog templates</text:p>
            <text:p>- Edit view template</text:p>
          </table:table-cell>
          <table:table-cell table:style-name="ce87" office:value-type="string">
            <text:p>Metadata is edit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2];6;1)&gt;MID([.F11];6;1);&quot;&quot;;MAX([.A$7:.A11])+1)" office:value-type="float" office:value="3">
            <text:p>003</text:p>
          </table:table-cell>
          <table:table-cell table:style-name="ce43" office:value-type="string">
            <text:p>FNC_ECMS_ADM_MET_03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Delete</text:p>
          </table:table-cell>
          <table:table-cell table:style-name="ce52" office:value-type="string">
            <text:p>Delete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MET_03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78" office:value-type="string">
            <text:p>DMS\Admin\Content_Presentation\Manage Metadatas\Delete</text:p>
          </table:table-cell>
          <table:table-cell table:style-name="ce101" office:value-type="string">
            <text:p>Delete metadata</text:p>
          </table:table-cell>
          <table:table-cell table:style-name="ce87" office:value-type="string">
            <text:p>Step 2: Delete metadata</text:p>
          </table:table-cell>
          <table:table-cell table:style-name="ce87" office:value-type="string">
            <text:p>- Click 'Delete' icon on a metadata you want to delete</text:p>
            <text:p>- Click OK on confirm message</text:p>
          </table:table-cell>
          <table:table-cell table:style-name="ce87" office:value-type="string">
            <text:p>The 'Delete' icon of metadata is disappear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 table:number-rows-repeated="278">
          <table:table-cell table:number-columns-repeated="224"/>
        </table:table-row>
        <table:table-row table:style-name="ro17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69];[.$K1])" office:value-type="float" office:value="0">
            <text:p>0</text:p>
          </table:table-cell>
          <table:table-cell table:style-name="ce85" table:formula="of:=COUNTIF([.M$7:.M$869];[.$K1])" office:value-type="float" office:value="0">
            <text:p>0</text:p>
          </table:table-cell>
          <table:table-cell table:style-name="ce85" table:formula="of:=COUNTIF([.N$7:.N$869];[.$K1])" office:value-type="float" office:value="0">
            <text:p>0</text:p>
          </table:table-cell>
          <table:table-cell table:style-name="ce85" table:formula="of:=COUNTIF([.O$7:.O$86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69];[.$K2])" office:value-type="float" office:value="0">
            <text:p>0</text:p>
          </table:table-cell>
          <table:table-cell table:style-name="ce85" table:formula="of:=COUNTIF([.M$7:.M$869];[.$K2])" office:value-type="float" office:value="0">
            <text:p>0</text:p>
          </table:table-cell>
          <table:table-cell table:style-name="ce85" table:formula="of:=COUNTIF([.N$7:.N$869];[.$K2])" office:value-type="float" office:value="0">
            <text:p>0</text:p>
          </table:table-cell>
          <table:table-cell table:style-name="ce85" table:formula="of:=COUNTIF([.O$7:.O$86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View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69];[.$K3])" office:value-type="float" office:value="0">
            <text:p>0</text:p>
          </table:table-cell>
          <table:table-cell table:style-name="ce85" table:formula="of:=COUNTIF([.M$7:.M$869];[.$K3])" office:value-type="float" office:value="0">
            <text:p>0</text:p>
          </table:table-cell>
          <table:table-cell table:style-name="ce85" table:formula="of:=COUNTIF([.N$7:.N$869];[.$K3])" office:value-type="float" office:value="0">
            <text:p>0</text:p>
          </table:table-cell>
          <table:table-cell table:style-name="ce85" table:formula="of:=COUNTIF([.O$7:.O$86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55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69];[.$K4])" office:value-type="float" office:value="0">
            <text:p>0</text:p>
          </table:table-cell>
          <table:table-cell table:style-name="ce85" table:formula="of:=COUNTIF([.M$7:.M$869];[.$K4])" office:value-type="float" office:value="0">
            <text:p>0</text:p>
          </table:table-cell>
          <table:table-cell table:style-name="ce85" table:formula="of:=COUNTIF([.N$7:.N$869];[.$K4])" office:value-type="float" office:value="0">
            <text:p>0</text:p>
          </table:table-cell>
          <table:table-cell table:style-name="ce85" table:formula="of:=COUNTIF([.O$7:.O$86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69];[.$K5])" office:value-type="float" office:value="0">
            <text:p>0</text:p>
          </table:table-cell>
          <table:table-cell table:style-name="ce85" table:formula="of:=COUNTIF([.M$7:.M$869];[.$K5])" office:value-type="float" office:value="0">
            <text:p>0</text:p>
          </table:table-cell>
          <table:table-cell table:style-name="ce85" table:formula="of:=COUNTIF([.N$7:.N$869];[.$K5])" office:value-type="float" office:value="0">
            <text:p>0</text:p>
          </table:table-cell>
          <table:table-cell table:style-name="ce85" table:formula="of:=COUNTIF([.O$7:.O$86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FNC_ECMS_ADM_VIE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Views\Views</text:p>
          </table:table-cell>
          <table:table-cell table:style-name="ce52" office:value-type="string">
            <text:p>Add new view when put <text:s/>valid data in all required field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</text:p>
            <text:p>- Select properties for this tab</text:p>
            <text:p>- Click Save button</text:p>
          </table:table-cell>
          <table:table-cell table:style-name="ce87" office:value-type="string">
            <text:p>New tab is created successfully. Tab is displayed in 'Tab' of 'View Form'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5: Complete add new view</text:p>
          </table:table-cell>
          <table:table-cell table:style-name="ce87" office:value-type="string">
            <text:p>- Select 'View Form' again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<text:s/>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Do not put name for new view</text:p>
            <text:p>- Click Save button</text:p>
          </table:table-cell>
          <table:table-cell table:style-name="ce87" office:value-type="string">
            <text:p>Show message “You must enter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 office:value-type="float" office:value="3">
            <text:p>003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contain some special characters: %$^&amp;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some special characters in 'Name' field</text:p>
            <text:p>- Click Save button</text:p>
          </table:table-cell>
          <table:table-cell table:style-name="ce87" office:value-type="string">
            <text:p>Show message “ 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8];6;1)&gt;MID([.F17];6;1);&quot;&quot;;MAX([.A$7:.A17])+1)" office:value-type="float" office:value="4">
            <text:p>004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has the same name with exist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 has the same name with existing view</text:p>
            <text:p>- Click Save button</text:p>
          </table:table-cell>
          <table:table-cell table:style-name="ce87" office:value-type="string">
            <text:p>Show message “View name is existing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1];6;1)&gt;MID([.F20];6;1);&quot;&quot;;MAX([.A$7:.A20])+1)" office:value-type="float" office:value="5">
            <text:p>005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select permis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7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4];6;1)&gt;MID([.F23];6;1);&quot;&quot;;MAX([.A$7:.A23])+1)" office:value-type="float" office:value="6">
            <text:p>006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add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7" office:value-type="string">
            <text:p>Show message “You must add tab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7];6;1)&gt;MID([.F26];6;1);&quot;&quot;;MAX([.A$7:.A26])+1)" office:value-type="float" office:value="7">
            <text:p>007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put data in 'Name' <text:s/>of ' Tab Form'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Do not input data into 'Name ' field - Click ''Save'' button</text:p>
          </table:table-cell>
          <table:table-cell table:style-name="ce87" office:value-type="string">
            <text:p>Show message “ You must enter tab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1];6;1)&gt;MID([.F30];6;1);&quot;&quot;;MAX([.A$7:.A30])+1)" office:value-type="float" office:value="8">
            <text:p>008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put some special characters in 'Name' field of 'Tab Form'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Put some special characters into 'Name ' field</text:p>
            <text:p><text:s/>- Click ''Save'' button</text:p>
          </table:table-cell>
          <table:table-cell table:style-name="ce87" office:value-type="string">
            <text:p>Show message “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5];6;1)&gt;MID([.F34];6;1);&quot;&quot;;MAX([.A$7:.A34])+1)" office:value-type="float" office:value="9">
            <text:p>009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the name of this tab has the same name with existing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7" office:value-type="string">
            <text:p>New tab is instead old tab.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9];6;1)&gt;MID([.F38];6;1);&quot;&quot;;MAX([.A$7:.A38])+1)" office:value-type="float" office:value="10">
            <text:p>01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do not select any property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</text:p>
            <text:p>- Do not select properties for this tab</text:p>
            <text:p>- Click Save button</text:p>
          </table:table-cell>
          <table:table-cell table:style-name="ce87" office:value-type="string">
            <text:p>Show message “ you must checked at least on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3];6;1)&gt;MID([.F42];6;1);&quot;&quot;;MAX([.A$7:.A42])+1)" office:value-type="float" office:value="11">
            <text:p>011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 Go to Sites Explorer</text:p>
            <text:p>- Select drive that applied new view</text:p>
          </table:table-cell>
          <table:table-cell table:style-name="ce87" office:value-type="string">
            <text:p>In 'Select view', you can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7];6;1)&gt;MID([.F46];6;1);&quot;&quot;;MAX([.A$7:.A46])+1)" office:value-type="float" office:value="12">
            <text:p>012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 when user does not have permission with this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7" office:value-type="string">
            <text:p>In 'Select view', you can not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1];6;1)&gt;MID([.F50];6;1);&quot;&quot;;MAX([.A$7:.A50])+1)" office:value-type="float" office:value="13">
            <text:p>013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Preview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Preview a view</text:p>
          </table:table-cell>
          <table:table-cell table:style-name="ce87" office:value-type="string">
            <text:p>Step 2: Preview a view</text:p>
          </table:table-cell>
          <table:table-cell table:style-name="ce87" office:value-type="string">
            <text:p>Click 'View' icon on a view you want</text:p>
          </table:table-cell>
          <table:table-cell table:style-name="ce87" office:value-type="string">
            <text:p><text:s/>'View' pop-up appears. You can see properties of this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3];6;1)&gt;MID([.F52];6;1);&quot;&quot;;MAX([.A$7:.A52])+1)" office:value-type="float" office:value="14">
            <text:p>014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Edit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2: <text:s/>Open 'Edit View'</text:p>
          </table:table-cell>
          <table:table-cell table:style-name="ce87" office:value-type="string">
            <text:p>Click 'Edit' icon on a view you want to edit</text:p>
          </table:table-cell>
          <table:table-cell table:style-name="ce87" office:value-type="string">
            <text:p><text:s/>'Edit View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3: Edit view</text:p>
          </table:table-cell>
          <table:table-cell table:style-name="ce87" office:value-type="string">
            <text:p>Edit the properties of view </text:p>
          </table:table-cell>
          <table:table-cell table:style-name="ce87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6];6;1)&gt;MID([.F55];6;1);&quot;&quot;;MAX([.A$7:.A55])+1)" office:value-type="float" office:value="15">
            <text:p>015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 view when it has not been using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 view when it has not been using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View is deleted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8];6;1)&gt;MID([.F57];6;1);&quot;&quot;;MAX([.A$7:.A57])+1)" office:value-type="float" office:value="16">
            <text:p>016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n us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n using view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Show message “Cannot delete [name of view] : View currently in use “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0];6;1)&gt;MID([.F59];6;1);&quot;&quot;;MAX([.A$7:.A59])+1)" office:value-type="float" office:value="17">
            <text:p>017</text:p>
          </table:table-cell>
          <table:table-cell table:style-name="ce42" office:value-type="string">
            <text:p>FNC_ECMS_ADM_VI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put valid 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1];6;1)&gt;MID([.F60];6;1);&quot;&quot;;MAX([.A$7:.A6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3];6;1)&gt;MID([.F62];6;1);&quot;&quot;;MAX([.A$7:.A62])+1)" office:value-type="float" office:value="18">
            <text:p>018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4];6;1)&gt;MID([.F63];6;1);&quot;&quot;;MAX([.A$7:.A6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6];6;1)&gt;MID([.F65];6;1);&quot;&quot;;MAX([.A$7:.A65])+1)" office:value-type="float" office:value="19">
            <text:p>019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7];6;1)&gt;MID([.F66];6;1);&quot;&quot;;MAX([.A$7:.A6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9];6;1)&gt;MID([.F68];6;1);&quot;&quot;;MAX([.A$7:.A68])+1)" office:value-type="float" office:value="20">
            <text:p>02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contain some special characters : $%^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0];6;1)&gt;MID([.F69];6;1);&quot;&quot;;MAX([.A$7:.A6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2];6;1)&gt;MID([.F71];6;1);&quot;&quot;;MAX([.A$7:.A71])+1)" office:value-type="float" office:value="21">
            <text:p>021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has the same name with existing</text:p>
            <text:p><text:s/>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3];6;1)&gt;MID([.F72];6;1);&quot;&quot;;MAX([.A$7:.A7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ECM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5];6;1)&gt;MID([.F74];6;1);&quot;&quot;;MAX([.A$7:.A74])+1)" office:value-type="float" office:value="22">
            <text:p>022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the displaying of ECM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6];6;1)&gt;MID([.F75];6;1);&quot;&quot;;MAX([.A$7:.A7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2: Add new ECM template</text:p>
          </table:table-cell>
          <table:table-cell table:style-name="ce87" office:value-type="string">
            <text:p>Add new ECM template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3: Apply new template for <text:s/>a view</text:p>
          </table:table-cell>
          <table:table-cell table:style-name="ce87" office:value-type="string">
            <text:p>Apply new template for <text:s/>a view</text:p>
          </table:table-cell>
          <table:table-cell table:style-name="ce87" office:value-type="string">
            <text:p>New template is applied for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4: Check the displaying of new template</text:p>
          </table:table-cell>
          <table:table-cell table:style-name="ce87" office:value-type="string">
            <text:p>- Go to Sites Explorer</text:p>
            <text:p>- Select drive has view that applied new template</text:p>
          </table:table-cell>
          <table:table-cell table:style-name="ce87" office:value-type="string">
            <text:p>You can see new template at the top-left of Sites Explorer portlet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9];6;1)&gt;MID([.F78];6;1);&quot;&quot;;MAX([.A$7:.A78])+1)" office:value-type="float" office:value="23">
            <text:p>023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version for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2: Open 'Edit ECM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ECM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2];6;1)&gt;MID([.F81];6;1);&quot;&quot;;MAX([.A$7:.A81])+1)" office:value-type="float" office:value="24">
            <text:p>024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4];6;1)&gt;MID([.F83];6;1);&quot;&quot;;MAX([.A$7:.A8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ECM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5];6;1)&gt;MID([.F84];6;1);&quot;&quot;;MAX([.A$7:.A84])+1)" office:value-type="float" office:value="25">
            <text:p>025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Delete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Delete ECM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7];6;1)&gt;MID([.F86];6;1);&quot;&quot;;MAX([.A$7:.A86])+1)" office:value-type="float" office:value="26">
            <text:p>026</text:p>
          </table:table-cell>
          <table:table-cell table:style-name="ce42" office:value-type="string">
            <text:p>FNC_ECMS_ADM_VIE_03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Content_Presentation\Manage Views\BC Template</text:p>
          </table:table-cell>
          <table:table-cell table:style-name="ce52" office:value-type="string">
            <text:p>Add BC Template when put valid <text:s/>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79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9];6;1)&gt;MID([.F88];6;1);&quot;&quot;;MAX([.A$7:.A8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0];6;1)&gt;MID([.F89];6;1);&quot;&quot;;MAX([.A$7:.A89])+1)" office:value-type="float" office:value="27">
            <text:p>027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2];6;1)&gt;MID([.F91];6;1);&quot;&quot;;MAX([.A$7:.A9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3];6;1)&gt;MID([.F92];6;1);&quot;&quot;;MAX([.A$7:.A92])+1)" office:value-type="float" office:value="28">
            <text:p>028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5];6;1)&gt;MID([.F94];6;1);&quot;&quot;;MAX([.A$7:.A94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6];6;1)&gt;MID([.F95];6;1);&quot;&quot;;MAX([.A$7:.A95])+1)" office:value-type="float" office:value="29">
            <text:p>029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<text:s/>BC Template when name field contain some special characters : $%%^&amp;..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8];6;1)&gt;MID([.F97];6;1);&quot;&quot;;MAX([.A$7:.A9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9];6;1)&gt;MID([.F98];6;1);&quot;&quot;;MAX([.A$7:.A98])+1)" office:value-type="float" office:value="30">
            <text:p>030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has the same name with existing <text:s/>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0];6;1)&gt;MID([.F99];6;1);&quot;&quot;;MAX([.A$7:.A9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0];6;FIND(&quot;:&quot;;[.F100];1)-FIND(&quot; &quot;;[.F100];1)-1))&gt;VALUE(MID([.F99];6;FIND(&quot;:&quot;;[.F99];1)-FIND(&quot; &quot;;[.F99];1)-1));[.C99];[.C99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101];6;1)&gt;MID([.F100];6;1);&quot;&quot;;MAX([.A$7:.A10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1];6;FIND(&quot;:&quot;;[.F101];1)-FIND(&quot; &quot;;[.F101];1)-1))&gt;VALUE(MID([.F100];6;FIND(&quot;:&quot;;[.F100];1)-FIND(&quot; &quot;;[.F100];1)-1));[.C100];[.C100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BC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2];6;1)&gt;MID([.F101];6;1);&quot;&quot;;MAX([.A$7:.A101])+1)" office:value-type="float" office:value="31">
            <text:p>031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the displaying of BC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2: Add new BC template</text:p>
          </table:table-cell>
          <table:table-cell table:style-name="ce87" office:value-type="string">
            <text:p>Add new BC template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4];6;1)&gt;MID([.F103];6;1);&quot;&quot;;MAX([.A$7:.A10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4];6;FIND(&quot;:&quot;;[.F104];1)-FIND(&quot; &quot;;[.F104];1)-1))&gt;VALUE(MID([.F103];6;FIND(&quot;:&quot;;[.F103];1)-FIND(&quot; &quot;;[.F103];1)-1));[.C103];[.C103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3: Check the displaying of new template</text:p>
          </table:table-cell>
          <table:table-cell table:style-name="ce87" office:value-type="string">
            <text:p>- Go to Content Browser</text:p>
            <text:p>- Select drive has view that applied new template</text:p>
          </table:table-cell>
          <table:table-cell table:style-name="ce87" office:value-type="string">
            <text:p>You can see new template in where you choose the type of templat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5];6;1)&gt;MID([.F104];6;1);&quot;&quot;;MAX([.A$7:.A104])+1)" office:value-type="float" office:value="32">
            <text:p>032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version for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2: Open 'Edit BC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BC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7];6;1)&gt;MID([.F106];6;1);&quot;&quot;;MAX([.A$7:.A10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7];6;FIND(&quot;:&quot;;[.F107];1)-FIND(&quot; &quot;;[.F107];1)-1))&gt;VALUE(MID([.F106];6;FIND(&quot;:&quot;;[.F106];1)-FIND(&quot; &quot;;[.F106];1)-1));[.C106];[.C106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8];6;1)&gt;MID([.F107];6;1);&quot;&quot;;MAX([.A$7:.A107])+1)" office:value-type="float" office:value="33">
            <text:p>033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9];6;1)&gt;MID([.F108];6;1);&quot;&quot;;MAX([.A$7:.A10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0];6;1)&gt;MID([.F109];6;1);&quot;&quot;;MAX([.A$7:.A10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10];6;FIND(&quot;:&quot;;[.F110];1)-FIND(&quot; &quot;;[.F110];1)-1))&gt;VALUE(MID([.F109];6;FIND(&quot;:&quot;;[.F109];1)-FIND(&quot; &quot;;[.F109];1)-1));[.C109];[.C109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BC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1];6;1)&gt;MID([.F110];6;1);&quot;&quot;;MAX([.A$7:.A110])+1)" office:value-type="float" office:value="34">
            <text:p>034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Delete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12];6;FIND(&quot;:&quot;;[.F112];1)-FIND(&quot; &quot;;[.F112];1)-1))&gt;VALUE(MID([.F111];6;FIND(&quot;:&quot;;[.F111];1)-FIND(&quot; &quot;;[.F111];1)-1));[.C111];[.C111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Delete BC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BC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 table:number-rows-repeated="310">
          <table:table-cell table:number-columns-repeated="224"/>
        </table:table-row>
        <table:table-row table:style-name="ro18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11];[.$K1])" office:value-type="float" office:value="0">
            <text:p>0</text:p>
          </table:table-cell>
          <table:table-cell table:style-name="ce85" table:formula="of:=COUNTIF([.M$7:.M$811];[.$K1])" office:value-type="float" office:value="0">
            <text:p>0</text:p>
          </table:table-cell>
          <table:table-cell table:style-name="ce85" table:formula="of:=COUNTIF([.N$7:.N$811];[.$K1])" office:value-type="float" office:value="0">
            <text:p>0</text:p>
          </table:table-cell>
          <table:table-cell table:style-name="ce85" table:formula="of:=COUNTIF([.O$7:.O$8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11];[.$K2])" office:value-type="float" office:value="0">
            <text:p>0</text:p>
          </table:table-cell>
          <table:table-cell table:style-name="ce85" table:formula="of:=COUNTIF([.M$7:.M$811];[.$K2])" office:value-type="float" office:value="0">
            <text:p>0</text:p>
          </table:table-cell>
          <table:table-cell table:style-name="ce85" table:formula="of:=COUNTIF([.N$7:.N$811];[.$K2])" office:value-type="float" office:value="0">
            <text:p>0</text:p>
          </table:table-cell>
          <table:table-cell table:style-name="ce85" table:formula="of:=COUNTIF([.O$7:.O$8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Driv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11];[.$K3])" office:value-type="float" office:value="0">
            <text:p>0</text:p>
          </table:table-cell>
          <table:table-cell table:style-name="ce85" table:formula="of:=COUNTIF([.M$7:.M$811];[.$K3])" office:value-type="float" office:value="0">
            <text:p>0</text:p>
          </table:table-cell>
          <table:table-cell table:style-name="ce85" table:formula="of:=COUNTIF([.N$7:.N$811];[.$K3])" office:value-type="float" office:value="0">
            <text:p>0</text:p>
          </table:table-cell>
          <table:table-cell table:style-name="ce85" table:formula="of:=COUNTIF([.O$7:.O$8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797])" office:value-type="float" office:value="12" table:number-columns-spanned="3" table:number-rows-spanned="1">
            <text:p>12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11];[.$K4])" office:value-type="float" office:value="0">
            <text:p>0</text:p>
          </table:table-cell>
          <table:table-cell table:style-name="ce85" table:formula="of:=COUNTIF([.M$7:.M$811];[.$K4])" office:value-type="float" office:value="0">
            <text:p>0</text:p>
          </table:table-cell>
          <table:table-cell table:style-name="ce85" table:formula="of:=COUNTIF([.N$7:.N$811];[.$K4])" office:value-type="float" office:value="0">
            <text:p>0</text:p>
          </table:table-cell>
          <table:table-cell table:style-name="ce85" table:formula="of:=COUNTIF([.O$7:.O$8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11];[.$K5])" office:value-type="float" office:value="0">
            <text:p>0</text:p>
          </table:table-cell>
          <table:table-cell table:style-name="ce85" table:formula="of:=COUNTIF([.M$7:.M$811];[.$K5])" office:value-type="float" office:value="0">
            <text:p>0</text:p>
          </table:table-cell>
          <table:table-cell table:style-name="ce85" table:formula="of:=COUNTIF([.N$7:.N$811];[.$K5])" office:value-type="float" office:value="0">
            <text:p>0</text:p>
          </table:table-cell>
          <table:table-cell table:style-name="ce85" table:formula="of:=COUNTIF([.O$7:.O$8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001</text:p>
          </table:table-cell>
          <table:table-cell table:style-name="ce113" office:value-type="string">
            <text:p>DMS\Admin\Content_Presentation\\Manage Drive\Action</text:p>
          </table:table-cell>
          <table:table-cell table:style-name="ce53" office:value-type="string">
            <text:p>Add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, list all existing drive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[Add Drive]</text:p>
          </table:table-cell>
          <table:table-cell table:style-name="ce118" office:value-type="string">
            <text:p><text:s/>'Add Drive' form appears. There're 2 tabs: Drive and <text:s/>Apply View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3: Select workspace for new drive</text:p>
          </table:table-cell>
          <table:table-cell table:style-name="ce118" office:value-type="string">
            <text:p>- Select one workspace from existing workplaces list</text:p>
          </table:table-cell>
          <table:table-cell table:style-name="ce118" office:value-type="string">
            <text:p>Workspace is selec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4: Show form to select path for new drive</text:p>
          </table:table-cell>
          <table:table-cell table:style-name="ce118" office:value-type="string">
            <text:p>Click 'Add Path' icon </text:p>
          </table:table-cell>
          <table:table-cell table:style-name="ce118" office:value-type="string">
            <text:p>Select path form appears, list all existing nodes in selected workspace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5: Select path to be root path of new drive</text:p>
          </table:table-cell>
          <table:table-cell table:style-name="ce118" office:value-type="string">
            <text:p>- Select a node from list above</text:p>
          </table:table-cell>
          <table:table-cell table:style-name="ce118" office:value-type="string">
            <text:p>- Path of selected node will be displayed in 'Home path'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t permission on new drive</text:p>
          </table:table-cell>
          <table:table-cell table:style-name="ce118" office:value-type="string">
            <text:p>- Click 'Add Permission' icon then select group with a specific membership type</text:p>
          </table:table-cell>
          <table:table-cell table:style-name="ce118" office:value-type="string">
            <text:p>- Selected group &amp; membership type will be displayed in Permission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7: Choose applied view</text:p>
          </table:table-cell>
          <table:table-cell table:style-name="ce118" office:value-type="string">
            <text:p>- Select 'Apply view' tab</text:p>
            <text:p>- Check View(s) you want to use in this drive</text:p>
          </table:table-cell>
          <table:table-cell table:style-name="ce118" office:value-type="string">
            <text:p>View option(s) is check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8: Complete add new drive</text:p>
          </table:table-cell>
          <table:table-cell table:style-name="ce118" office:value-type="string">
            <text:p>- Input drive Name</text:p>
            <text:p>- Choose others properties</text:p>
            <text:p>- Click [Save]</text:p>
          </table:table-cell>
          <table:table-cell table:style-name="ce118" office:value-type="string">
            <text:p>- New drive is added and list in existing drives list in Manage drive form</text:p>
            <text:p>- New drive will be displayed in Sites Explorer if logged user has access righ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 office:value-type="float" office:value="2">
            <text:p>002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is blank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18" office:value-type="string">
            <text:p>Show message “The field 'Name' is required. Please enter your value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8];6;1)&gt;MID([.F17];6;1);&quot;&quot;;MAX([.A$7:.A17])+1)" office:value-type="float" office:value="3">
            <text:p>003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18" office:value-type="string">
            <text:p>Show message “Drive name have some invalid characters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1];6;1)&gt;MID([.F20];6;1);&quot;&quot;;MAX([.A$7:.A20])+1)" office:value-type="float" office:value="4">
            <text:p>004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18" office:value-type="string">
            <text:p>Fields in 'Drive' form are inputted data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Drive is existing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5];6;1)&gt;MID([.F24];6;1);&quot;&quot;;MAX([.A$7:.A24])+1)" office:value-type="float" office:value="5">
            <text:p>005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18" office:value-type="string">
            <text:p>Show message “You must select one apply view ! 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don't select permission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18" office:value-type="string">
            <text:p>Fields in 'Drive' form are inputted data except permission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You must choose permission for this drive“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2];6;1)&gt;MID([.F31];6;1);&quot;&quot;;MAX([.A$7:.A31])+1)" office:value-type="float" office:value="7">
            <text:p>007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Edit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2: <text:s/>Open 'Edit Drive'</text:p>
          </table:table-cell>
          <table:table-cell table:style-name="ce118" office:value-type="string">
            <text:p>Click ' Edit' icon on a drive you want to edit</text:p>
          </table:table-cell>
          <table:table-cell table:style-name="ce118" office:value-type="string">
            <text:p><text:s/>'Edit Drive' form appear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3: Edit drive</text:p>
          </table:table-cell>
          <table:table-cell table:style-name="ce118" office:value-type="string">
            <text:p>Edit the properties of drive you want <text:s/>except name of drive</text:p>
          </table:table-cell>
          <table:table-cell table:style-name="ce118" office:value-type="string">
            <text:p>Drive is edi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5];6;1)&gt;MID([.F34];6;1);&quot;&quot;;MAX([.A$7:.A34])+1)" office:value-type="float" office:value="8">
            <text:p>008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Delete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Delete drive</text:p>
          </table:table-cell>
          <table:table-cell table:style-name="ce118" office:value-type="string">
            <text:p>Step 2: Delete drive</text:p>
          </table:table-cell>
          <table:table-cell table:style-name="ce118" office:value-type="string">
            <text:p>- Click 'Delete' icon on a drive you want to delete</text:p>
            <text:p>- Click OK on confirm message form</text:p>
          </table:table-cell>
          <table:table-cell table:style-name="ce118" office:value-type="string">
            <text:p>Drive is deleted from drives lis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37];6;1)&gt;MID([.F36];6;1);&quot;&quot;;MAX([.A$7:.A36])+1)" office:value-type="float" office:value="9">
            <text:p>009</text:p>
          </table:table-cell>
          <table:table-cell table:style-name="ce42" office:value-type="string">
            <text:p>FNC_ECMS_ADM_DRI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<text:s/>by user has access right 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7" office:value-type="string">
            <text:p>All FNCtion of this drive are listed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by user does not have access right with this driv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7" office:value-type="string">
            <text:p>User can not see this drive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7];6;1)&gt;MID([.F46];6;1);&quot;&quot;;MAX([.A$7:.A46])+1)" office:value-type="float" office:value="11">
            <text:p>011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existing of drive after delete it's workspac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5: Delete workspace which content drive that created</text:p>
          </table:table-cell>
          <table:table-cell table:style-name="ce87" office:value-type="string">
            <text:p>- Click on icon edit repository</text:p>
            <text:p>- Delete workspace which content drive that created</text:p>
          </table:table-cell>
          <table:table-cell table:style-name="ce87" office:value-type="string">
            <text:p>All drive of this workspace will be dele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52];6;1)&gt;MID([.F51];6;1);&quot;&quot;;MAX([.A$7:.A51])+1)" office:value-type="float" office:value="12">
            <text:p>012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4" office:value-type="string">
            <text:p>Check the displaying of drive after being deleted it </text:p>
          </table:table-cell>
          <table:table-cell table:style-name="ce98" office:value-type="string">
            <text:p>Step 1: Open Manage Drive form</text:p>
          </table:table-cell>
          <table:table-cell table:style-name="ce98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119" office:value-type="string">
            <text:p>Step 2: Delete drive</text:p>
          </table:table-cell>
          <table:table-cell table:style-name="ce119" office:value-type="string">
            <text:p>- Click 'Delete' icon on a drive you want to delete</text:p>
            <text:p>- Click OK on confirm message form</text:p>
          </table:table-cell>
          <table:table-cell table:style-name="ce119" office:value-type="string">
            <text:p>Drive is deleted</text:p>
          </table:table-cell>
          <table:table-cell table:style-name="ce84" office:value-type="string">
            <text:p>High</text:p>
          </table:table-cell>
          <table:table-cell table:style-name="ce119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89" office:value-type="string">
            <text:p>Step 3: view drive on Sites Explorer</text:p>
          </table:table-cell>
          <table:table-cell table:style-name="ce89" office:value-type="string">
            <text:p>- Go to Sites Explorer</text:p>
            <text:p>- Select repository which you has selected at step 1</text:p>
          </table:table-cell>
          <table:table-cell table:style-name="ce89" office:value-type="string">
            <text:p>User can not see the drive which you deleted at step 2</text:p>
          </table:table-cell>
          <table:table-cell table:style-name="ce84" office:value-type="string">
            <text:p>High</text:p>
          </table:table-cell>
          <table:table-cell table:style-name="ce89"/>
          <table:table-cell table:number-columns-repeated="10"/>
          <table:table-cell table:style-name="ce44" table:number-columns-repeated="204"/>
        </table:table-row>
        <table:table-row table:style-name="ro8" table:number-rows-repeated="310">
          <table:table-cell table:number-columns-repeated="224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Namespace_Registry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number-columns-repeated="22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79];[.$K1])" office:value-type="float" office:value="0">
            <text:p>0</text:p>
          </table:table-cell>
          <table:table-cell table:style-name="ce85" table:formula="of:=COUNTIF([.M$7:.M$879];[.$K1])" office:value-type="float" office:value="0">
            <text:p>0</text:p>
          </table:table-cell>
          <table:table-cell table:style-name="ce85" table:formula="of:=COUNTIF([.N$7:.N$879];[.$K1])" office:value-type="float" office:value="0">
            <text:p>0</text:p>
          </table:table-cell>
          <table:table-cell table:style-name="ce85" table:formula="of:=COUNTIF([.O$7:.O$87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79];[.$K2])" office:value-type="float" office:value="0">
            <text:p>0</text:p>
          </table:table-cell>
          <table:table-cell table:style-name="ce85" table:formula="of:=COUNTIF([.M$7:.M$879];[.$K2])" office:value-type="float" office:value="0">
            <text:p>0</text:p>
          </table:table-cell>
          <table:table-cell table:style-name="ce85" table:formula="of:=COUNTIF([.N$7:.N$879];[.$K2])" office:value-type="float" office:value="0">
            <text:p>0</text:p>
          </table:table-cell>
          <table:table-cell table:style-name="ce85" table:formula="of:=COUNTIF([.O$7:.O$87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Namespace Registry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79];[.$K3])" office:value-type="float" office:value="0">
            <text:p>0</text:p>
          </table:table-cell>
          <table:table-cell table:style-name="ce85" table:formula="of:=COUNTIF([.M$7:.M$879];[.$K3])" office:value-type="float" office:value="0">
            <text:p>0</text:p>
          </table:table-cell>
          <table:table-cell table:style-name="ce85" table:formula="of:=COUNTIF([.N$7:.N$879];[.$K3])" office:value-type="float" office:value="0">
            <text:p>0</text:p>
          </table:table-cell>
          <table:table-cell table:style-name="ce85" table:formula="of:=COUNTIF([.O$7:.O$87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65])" office:value-type="float" office:value="7" table:number-columns-spanned="3" table:number-rows-spanned="1">
            <text:p>7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79];[.$K4])" office:value-type="float" office:value="0">
            <text:p>0</text:p>
          </table:table-cell>
          <table:table-cell table:style-name="ce85" table:formula="of:=COUNTIF([.M$7:.M$879];[.$K4])" office:value-type="float" office:value="0">
            <text:p>0</text:p>
          </table:table-cell>
          <table:table-cell table:style-name="ce85" table:formula="of:=COUNTIF([.N$7:.N$879];[.$K4])" office:value-type="float" office:value="0">
            <text:p>0</text:p>
          </table:table-cell>
          <table:table-cell table:style-name="ce85" table:formula="of:=COUNTIF([.O$7:.O$87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879];[.$K5])" office:value-type="float" office:value="0">
            <text:p>0</text:p>
          </table:table-cell>
          <table:table-cell table:style-name="ce85" table:formula="of:=COUNTIF([.M$7:.M$879];[.$K5])" office:value-type="float" office:value="0">
            <text:p>0</text:p>
          </table:table-cell>
          <table:table-cell table:style-name="ce85" table:formula="of:=COUNTIF([.N$7:.N$879];[.$K5])" office:value-type="float" office:value="0">
            <text:p>0</text:p>
          </table:table-cell>
          <table:table-cell table:style-name="ce85" table:formula="of:=COUNTIF([.O$7:.O$87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7">
          <table:table-cell table:style-name="ce62" office:value-type="float" office:value="1">
            <text:p>001</text:p>
          </table:table-cell>
          <table:table-cell table:style-name="ce43" office:value-type="string">
            <text:p>FNC_ECMS_ADM_NA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Type_of_Content\Namespace Registry</text:p>
          </table:table-cell>
          <table:table-cell table:style-name="ce52" office:value-type="string">
            <text:p>Add new a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New namespace is registered successfully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'Namespace Prefix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value of field 'namespace' is null or empty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8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re are some invalid characters in field 'namespace'. Type another value, please! 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4"/>
        </table:table-row>
        <table:table-row table:style-name="ro1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7" office:value-type="string">
            <text:p>Show message “ 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ew namespace when 'Uri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7" office:value-type="string">
            <text:p>Show message “ <text:s/>the field ''uri'' is required”</text:p>
          </table:table-cell>
          <table:table-cell table:style-name="ce84" office:value-type="string">
            <text:p>Low</text:p>
          </table:table-cell>
          <table:table-cell table:style-name="ce87"/>
          <table:table-cell table:style-name="ce89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uri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7" office:value-type="string">
            <text:p>Show message “ <text:s text:c="2"/>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4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121" office:value-type="string">
            <text:p>- Go to Sites Administration</text:p>
            <text:p>- Select Type of Content</text:p>
            <text:p>- Select Namespace Registry</text:p>
            <text:p>- Click Register button</text:p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95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3" table:number-rows-repeated="406">
          <table:table-cell table:number-columns-repeated="234"/>
        </table:table-row>
        <table:table-row table:style-name="ro13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Node_Typ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number-columns-repeated="22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88];[.$K1])" office:value-type="float" office:value="0">
            <text:p>0</text:p>
          </table:table-cell>
          <table:table-cell table:style-name="ce85" table:formula="of:=COUNTIF([.M$7:.M$988];[.$K1])" office:value-type="float" office:value="0">
            <text:p>0</text:p>
          </table:table-cell>
          <table:table-cell table:style-name="ce85" table:formula="of:=COUNTIF([.N$7:.N$988];[.$K1])" office:value-type="float" office:value="0">
            <text:p>0</text:p>
          </table:table-cell>
          <table:table-cell table:style-name="ce85" table:formula="of:=COUNTIF([.O$7:.O$98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88];[.$K2])" office:value-type="float" office:value="0">
            <text:p>0</text:p>
          </table:table-cell>
          <table:table-cell table:style-name="ce85" table:formula="of:=COUNTIF([.M$7:.M$988];[.$K2])" office:value-type="float" office:value="0">
            <text:p>0</text:p>
          </table:table-cell>
          <table:table-cell table:style-name="ce85" table:formula="of:=COUNTIF([.N$7:.N$988];[.$K2])" office:value-type="float" office:value="0">
            <text:p>0</text:p>
          </table:table-cell>
          <table:table-cell table:style-name="ce85" table:formula="of:=COUNTIF([.O$7:.O$98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Node Typ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88];[.$K3])" office:value-type="float" office:value="0">
            <text:p>0</text:p>
          </table:table-cell>
          <table:table-cell table:style-name="ce85" table:formula="of:=COUNTIF([.M$7:.M$988];[.$K3])" office:value-type="float" office:value="0">
            <text:p>0</text:p>
          </table:table-cell>
          <table:table-cell table:style-name="ce85" table:formula="of:=COUNTIF([.N$7:.N$988];[.$K3])" office:value-type="float" office:value="0">
            <text:p>0</text:p>
          </table:table-cell>
          <table:table-cell table:style-name="ce85" table:formula="of:=COUNTIF([.O$7:.O$98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974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88];[.$K4])" office:value-type="float" office:value="0">
            <text:p>0</text:p>
          </table:table-cell>
          <table:table-cell table:style-name="ce85" table:formula="of:=COUNTIF([.M$7:.M$988];[.$K4])" office:value-type="float" office:value="0">
            <text:p>0</text:p>
          </table:table-cell>
          <table:table-cell table:style-name="ce85" table:formula="of:=COUNTIF([.N$7:.N$988];[.$K4])" office:value-type="float" office:value="0">
            <text:p>0</text:p>
          </table:table-cell>
          <table:table-cell table:style-name="ce85" table:formula="of:=COUNTIF([.O$7:.O$98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988];[.$K5])" office:value-type="float" office:value="0">
            <text:p>0</text:p>
          </table:table-cell>
          <table:table-cell table:style-name="ce85" table:formula="of:=COUNTIF([.M$7:.M$988];[.$K5])" office:value-type="float" office:value="0">
            <text:p>0</text:p>
          </table:table-cell>
          <table:table-cell table:style-name="ce85" table:formula="of:=COUNTIF([.N$7:.N$988];[.$K5])" office:value-type="float" office:value="0">
            <text:p>0</text:p>
          </table:table-cell>
          <table:table-cell table:style-name="ce85" table:formula="of:=COUNTIF([.O$7:.O$98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FNC_ECMS_ADM_NOD_01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48" office:value-type="string">
            <text:p>View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95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20" office:value-type="string">
            <text:p>Low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">
            <text:p>002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New node type is created successfully. You can not edit or delete it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3">
            <text:p>003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draft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18" office:value-type="string">
            <text:p>New node type is created successfully. You can edit or delete it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4">
            <text:p>004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5">
            <text:p>005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6">
            <text:p>006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Node is created successfully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7">
            <text:p>007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8">
            <text:p>008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registration is unsuccessfully.</text:p>
            <text:p><text:s/>It is existing or supper type is invali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9">
            <text:p>009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<text:s/>to inform that must to input data for this field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0">
            <text:p>01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1">
            <text:p>011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18" office:value-type="string">
            <text:p>Show message “ Property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2">
            <text:p>012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18" office:value-type="string">
            <text:p>Show message “There are some invalid characters in name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3">
            <text:p>013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18" office:value-type="string">
            <text:p>Properties of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4">
            <text:p>014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15">
            <text:p>015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18" office:value-type="string">
            <text:p>Show message “Property definition's name were invalid 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6">
            <text:p>016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Property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2: Add properties for node type</text:p>
          </table:table-cell>
          <table:table-cell table:style-name="ce118" office:value-type="string">
            <text:p>Add properties for node type</text:p>
          </table:table-cell>
          <table:table-cell table:style-name="ce118" office:value-type="string">
            <text:p>Node type is added propertie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3:; Delete properties</text:p>
          </table:table-cell>
          <table:table-cell table:style-name="ce118" office:value-type="string">
            <text:p>In 'Node type' tab, click 'Delete' icon on a property you want to delete</text:p>
          </table:table-cell>
          <table:table-cell table:style-name="ce118" office:value-type="string">
            <text:p>Property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7">
            <text:p>017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8">
            <text:p>018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18" office:value-type="string">
            <text:p>Show message “Definition name is required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9">
            <text:p>019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0">
            <text:p>02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1">
            <text:p>021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2">
            <text:p>022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18" office:value-type="string">
            <text:p>Child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3">
            <text:p>023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18" office:value-type="string">
            <text:p>Show message “Default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4">
            <text:p>024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18" office:value-type="string">
            <text:p>Show message “Required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5">
            <text:p>025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Child node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2: Add child node for node type</text:p>
          </table:table-cell>
          <table:table-cell table:style-name="ce118" office:value-type="string">
            <text:p>Add child node for node type</text:p>
          </table:table-cell>
          <table:table-cell table:style-name="ce118" office:value-type="string">
            <text:p>Node type is added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3: Delete node type</text:p>
          </table:table-cell>
          <table:table-cell table:style-name="ce118" office:value-type="string">
            <text:p>In 'Node type' tab,click 'Delete' icon on a child node you want to delete</text:p>
          </table:table-cell>
          <table:table-cell table:style-name="ce118" office:value-type="string">
            <text:p>Child node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6">
            <text:p>026</text:p>
          </table:table-cell>
          <table:table-cell table:style-name="ce42" office:value-type="string">
            <text:p>FNC_ECMS_ADM_NOD_02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18" office:value-type="string">
            <text:p>Node is export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7">
            <text:p>027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 when do not select any node to export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18" office:value-type="string">
            <text:p>Show message <text:s/>“You must check at least one node to export” 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8">
            <text:p>028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n xml file</text:p>
            <text:p>- Click Upload button</text:p>
          </table:table-cell>
          <table:table-cell table:style-name="ce118" office:value-type="string">
            <text:p>File is upload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3: Import node</text:p>
          </table:table-cell>
          <table:table-cell table:style-name="ce118" office:value-type="string">
            <text:p>- Check on node you want to import</text:p>
            <text:p>- Click 'Import' button</text:p>
          </table:table-cell>
          <table:table-cell table:style-name="ce118" office:value-type="string">
            <text:p>New node is register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9">
            <text:p>029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 but uploaded node is not xml fil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 file is not xml file</text:p>
            <text:p>- Click Upload button</text:p>
          </table:table-cell>
          <table:table-cell table:style-name="ce118" office:value-type="string">
            <text:p>Show message “Only xml file or zip file are supported to import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 office:value-type="float" office:value="30">
            <text:p>030</text:p>
          </table:table-cell>
          <table:table-cell table:style-name="ce42" office:value-type="string">
            <text:p>FNC_ECMS_ADM_NOD_03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3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don't input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Don't input keyword </text:p>
            <text:p>- Click Search button</text:p>
          </table:table-cell>
          <table:table-cell table:style-name="ce115" office:value-type="string">
            <text:p>Show alert message to report that have to input keyword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1">
            <text:p>031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7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keyword includes some special characters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includes some characters !@#$%^&amp;()_{}[]|\"/?&gt;&lt;,~`</text:p>
            <text:p>- Click Search icon</text:p>
          </table:table-cell>
          <table:table-cell table:style-name="ce115" office:value-type="string">
            <text:p>Show alert message to report that invalid data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2">
            <text:p>032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no Node type match with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don't match any node type </text:p>
            <text:p>- Click Search</text:p>
          </table:table-cell>
          <table:table-cell table:style-name="ce115" office:value-type="string">
            <text:p>Return empty lis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3">
            <text:p>033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there are corresponding node types with keyword</text:p>
          </table:table-cell>
          <table:table-cell table:style-name="ce115" office:value-type="string">
            <text:p>Step 2: search </text:p>
          </table:table-cell>
          <table:table-cell table:style-name="ce115" office:value-type="string">
            <text:p>- Input keyword</text:p>
            <text:p>- Click search button</text:p>
          </table:table-cell>
          <table:table-cell table:style-name="ce115" office:value-type="string">
            <text:p>If existing node has name which include keyword, will be shown in search resul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4">
            <text:p>034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3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<text:s/>all Node Type with keyword ' * '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*</text:p>
            <text:p>- Click Search</text:p>
          </table:table-cell>
          <table:table-cell table:style-name="ce115" office:value-type="string">
            <text:p>Return all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1" table:number-rows-repeated="5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1" table:number-rows-repeated="437">
          <table:table-cell table:number-columns-repeated="234"/>
        </table:table-row>
        <table:table-row table:style-name="ro11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Query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94];[.$K1])" office:value-type="float" office:value="0">
            <text:p>0</text:p>
          </table:table-cell>
          <table:table-cell table:style-name="ce85" table:formula="of:=COUNTIF([.M$7:.M$894];[.$K1])" office:value-type="float" office:value="0">
            <text:p>0</text:p>
          </table:table-cell>
          <table:table-cell table:style-name="ce85" table:formula="of:=COUNTIF([.N$7:.N$894];[.$K1])" office:value-type="float" office:value="0">
            <text:p>0</text:p>
          </table:table-cell>
          <table:table-cell table:style-name="ce85" table:formula="of:=COUNTIF([.O$7:.O$89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94];[.$K2])" office:value-type="float" office:value="0">
            <text:p>0</text:p>
          </table:table-cell>
          <table:table-cell table:style-name="ce85" table:formula="of:=COUNTIF([.M$7:.M$894];[.$K2])" office:value-type="float" office:value="0">
            <text:p>0</text:p>
          </table:table-cell>
          <table:table-cell table:style-name="ce85" table:formula="of:=COUNTIF([.N$7:.N$894];[.$K2])" office:value-type="float" office:value="0">
            <text:p>0</text:p>
          </table:table-cell>
          <table:table-cell table:style-name="ce85" table:formula="of:=COUNTIF([.O$7:.O$89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Query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94];[.$K3])" office:value-type="float" office:value="0">
            <text:p>0</text:p>
          </table:table-cell>
          <table:table-cell table:style-name="ce85" table:formula="of:=COUNTIF([.M$7:.M$894];[.$K3])" office:value-type="float" office:value="0">
            <text:p>0</text:p>
          </table:table-cell>
          <table:table-cell table:style-name="ce85" table:formula="of:=COUNTIF([.N$7:.N$894];[.$K3])" office:value-type="float" office:value="0">
            <text:p>0</text:p>
          </table:table-cell>
          <table:table-cell table:style-name="ce85" table:formula="of:=COUNTIF([.O$7:.O$89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880])" office:value-type="float" office:value="14" table:number-columns-spanned="3" table:number-rows-spanned="1">
            <text:p>14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94];[.$K4])" office:value-type="float" office:value="0">
            <text:p>0</text:p>
          </table:table-cell>
          <table:table-cell table:style-name="ce85" table:formula="of:=COUNTIF([.M$7:.M$894];[.$K4])" office:value-type="float" office:value="0">
            <text:p>0</text:p>
          </table:table-cell>
          <table:table-cell table:style-name="ce85" table:formula="of:=COUNTIF([.N$7:.N$894];[.$K4])" office:value-type="float" office:value="0">
            <text:p>0</text:p>
          </table:table-cell>
          <table:table-cell table:style-name="ce85" table:formula="of:=COUNTIF([.O$7:.O$89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94];[.$K5])" office:value-type="float" office:value="0">
            <text:p>0</text:p>
          </table:table-cell>
          <table:table-cell table:style-name="ce85" table:formula="of:=COUNTIF([.M$7:.M$894];[.$K5])" office:value-type="float" office:value="0">
            <text:p>0</text:p>
          </table:table-cell>
          <table:table-cell table:style-name="ce85" table:formula="of:=COUNTIF([.N$7:.N$894];[.$K5])" office:value-type="float" office:value="0">
            <text:p>0</text:p>
          </table:table-cell>
          <table:table-cell table:style-name="ce85" table:formula="of:=COUNTIF([.O$7:.O$89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7">
          <table:table-cell table:style-name="ce62" office:value-type="float" office:value="1">
            <text:p>001</text:p>
          </table:table-cell>
          <table:table-cell table:style-name="ce42" office:value-type="string">
            <text:p>FNC_ECMS_ADM_QUE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ies When input valid data into all required fields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query is created successfully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SQL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SQL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XPATH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Xpath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is blank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Do not put name for new query</text:p>
            <text:p>- Click Save button</text:p>
          </table:table-cell>
          <table:table-cell table:style-name="ce84" office:value-type="string">
            <text:p>Show message “The field 'Query name' is required. Please enter your value.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contain some special characters: #$%..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some special characters in 'Query name' field</text:p>
            <text:p>- Click Save button</text:p>
          </table:table-cell>
          <table:table-cell table:style-name="ce84" office:value-type="string">
            <text:p>Show message “There are some invalid characters in field 'name'. Type another value, please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has the same name with existing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the name for new query has the same name with existing queries</text:p>
            <text:p>- Click Save button</text:p>
          </table:table-cell>
          <table:table-cell table:style-name="ce84" office:value-type="string">
            <text:p>Show message “This query name is existing. Choose another name, please!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invalid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84" office:value-type="string">
            <text:p>Show message “Invalid query. Check your query statement, please!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empt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84" office:value-type="string">
            <text:p>Show message “The field 'Statement' is required. Please enter your value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1];6;1)&gt;MID([.F30];6;1);&quot;&quot;;MAX([.A$7:.A30])+1)" office:value-type="float" office:value="9">
            <text:p>009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don't select permission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84" office:value-type="string">
            <text:p>Show message “You must select permissions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4];6;1)&gt;MID([.F33];6;1);&quot;&quot;;MAX([.A$7:.A33])+1)" office:value-type="float" office:value="10">
            <text:p>01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Sites Explor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Sites Explorer</text:p>
            <text:p>- Click Saved Searches icon on Side bar.</text:p>
          </table:table-cell>
          <table:table-cell table:style-name="ce84" office:value-type="string">
            <text:p>All queries that created in Manage Queries are shown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7];6;1)&gt;MID([.F36];6;1);&quot;&quot;;MAX([.A$7:.A36])+1)" office:value-type="float" office:value="11">
            <text:p>011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Content Brows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Content Browser</text:p>
            <text:p>- Create new config for CB using query</text:p>
            <text:p>- Select query status: Existing query</text:p>
            <text:p>- Select query type: Shared query </text:p>
          </table:table-cell>
          <table:table-cell table:style-name="ce84" office:value-type="string">
            <text:p>Depend on type of query, you'll see the query that created in Manage Querie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0];6;1)&gt;MID([.F39];6;1);&quot;&quot;;MAX([.A$7:.A39])+1)" office:value-type="float" office:value="12">
            <text:p>012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when check in ' Enable cache results ' checked-box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84" office:value-type="string">
            <text:p>New query is created successfully. A<text:span text:style-name="T10">t the first time you use this query to search, the result will be cached. At the </text:span><text:span text:style-name="T10">second time you search using this query, it will show cached result. After </text:span><text:span text:style-name="T11">45 minutes,</text:span><text:span text:style-name="T12"> </text:span><text:span text:style-name="T13">the cache will be removed. </text:span>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3];6;1)&gt;MID([.F42];6;1);&quot;&quot;;MAX([.A$7:.A42])+1)" office:value-type="float" office:value="13">
            <text:p>013</text:p>
          </table:table-cell>
          <table:table-cell table:style-name="ce42" office:value-type="string">
            <text:p>FNC_ECMS_ADM_QU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52" office:value-type="string">
            <text:p>Edit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2: Open 'Edit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3: Edit query</text:p>
          </table:table-cell>
          <table:table-cell table:style-name="ce87" office:value-type="string">
            <text:p>Edit the properties of query you want <text:s/>except name of drive</text:p>
          </table:table-cell>
          <table:table-cell table:style-name="ce87" office:value-type="string">
            <text:p>Query is edi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17">
          <table:table-cell table:style-name="ce63" table:formula="of:=IF(MID([.F46];6;1)&gt;MID([.F45];6;1);&quot;&quot;;MAX([.A$7:.A45])+1)" office:value-type="float" office:value="14">
            <text:p>014</text:p>
          </table:table-cell>
          <table:table-cell table:style-name="ce42" office:value-type="string">
            <text:p>FNC_ECMS_ADM_QUE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52" office:value-type="string">
            <text:p>Delete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QUE_03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101" office:value-type="string">
            <text:p>Delete query</text:p>
          </table:table-cell>
          <table:table-cell table:style-name="ce87" office:value-type="string">
            <text:p>Step 2: Delete query</text:p>
          </table:table-cell>
          <table:table-cell table:style-name="ce87" office:value-type="string">
            <text:p>Click 'Delete' icon on a query you want to delete</text:p>
            <text:p>- Click OK on confirm message </text:p>
          </table:table-cell>
          <table:table-cell table:style-name="ce87" office:value-type="string">
            <text:p>Query is dele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8" table:number-rows-repeated="400">
          <table:table-cell table:number-columns-repeated="230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Script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4];[.$K1])" office:value-type="float" office:value="0">
            <text:p>0</text:p>
          </table:table-cell>
          <table:table-cell table:style-name="ce85" table:formula="of:=COUNTIF([.M$7:.M$924];[.$K1])" office:value-type="float" office:value="0">
            <text:p>0</text:p>
          </table:table-cell>
          <table:table-cell table:style-name="ce85" table:formula="of:=COUNTIF([.N$7:.N$924];[.$K1])" office:value-type="float" office:value="0">
            <text:p>0</text:p>
          </table:table-cell>
          <table:table-cell table:style-name="ce85" table:formula="of:=COUNTIF([.O$7:.O$92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4];[.$K2])" office:value-type="float" office:value="0">
            <text:p>0</text:p>
          </table:table-cell>
          <table:table-cell table:style-name="ce85" table:formula="of:=COUNTIF([.M$7:.M$924];[.$K2])" office:value-type="float" office:value="0">
            <text:p>0</text:p>
          </table:table-cell>
          <table:table-cell table:style-name="ce85" table:formula="of:=COUNTIF([.N$7:.N$924];[.$K2])" office:value-type="float" office:value="0">
            <text:p>0</text:p>
          </table:table-cell>
          <table:table-cell table:style-name="ce85" table:formula="of:=COUNTIF([.O$7:.O$92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Script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4];[.$K3])" office:value-type="float" office:value="0">
            <text:p>0</text:p>
          </table:table-cell>
          <table:table-cell table:style-name="ce85" table:formula="of:=COUNTIF([.M$7:.M$924];[.$K3])" office:value-type="float" office:value="0">
            <text:p>0</text:p>
          </table:table-cell>
          <table:table-cell table:style-name="ce85" table:formula="of:=COUNTIF([.N$7:.N$924];[.$K3])" office:value-type="float" office:value="0">
            <text:p>0</text:p>
          </table:table-cell>
          <table:table-cell table:style-name="ce85" table:formula="of:=COUNTIF([.O$7:.O$92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910])" office:value-type="float" office:value="16" table:number-columns-spanned="3" table:number-rows-spanned="1">
            <text:p>1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4];[.$K4])" office:value-type="float" office:value="0">
            <text:p>0</text:p>
          </table:table-cell>
          <table:table-cell table:style-name="ce85" table:formula="of:=COUNTIF([.M$7:.M$924];[.$K4])" office:value-type="float" office:value="0">
            <text:p>0</text:p>
          </table:table-cell>
          <table:table-cell table:style-name="ce85" table:formula="of:=COUNTIF([.N$7:.N$924];[.$K4])" office:value-type="float" office:value="0">
            <text:p>0</text:p>
          </table:table-cell>
          <table:table-cell table:style-name="ce85" table:formula="of:=COUNTIF([.O$7:.O$92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4];[.$K5])" office:value-type="float" office:value="0">
            <text:p>0</text:p>
          </table:table-cell>
          <table:table-cell table:style-name="ce85" table:formula="of:=COUNTIF([.M$7:.M$924];[.$K5])" office:value-type="float" office:value="0">
            <text:p>0</text:p>
          </table:table-cell>
          <table:table-cell table:style-name="ce85" table:formula="of:=COUNTIF([.N$7:.N$924];[.$K5])" office:value-type="float" office:value="0">
            <text:p>0</text:p>
          </table:table-cell>
          <table:table-cell table:style-name="ce85" table:formula="of:=COUNTIF([.O$7:.O$92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2" office:value-type="string">
            <text:p>FNC_ECMS_ADM_SCR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text:s/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new ECM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4" office:value-type="string">
            <text:p>Using ECM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 ECM Script tab or <text:span text:style-name="T15"><text:s/></text:span><text:span text:style-name="T16">BC Scripts, select Select category: action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89" office:value-type="string">
            <text:p>Step 4: reference a action to ECM script</text:p>
          </table:table-cell>
          <table:table-cell table:style-name="ce128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7">Extends Action Type: exo:scriptaction , </text:span></text:p>
            <text:p><text:span text:style-name="T18"/></text:p>
          </table:table-cell>
          <table:table-cell table:style-name="ce89" office:value-type="string">
            <text:p>- New action has created</text:p>
            <text:p>- This action references to the ECM script has just created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6];6;1)&gt;MID([.F25];6;1);&quot;&quot;;MAX([.A$7:.A25])+1)" office:value-type="float" office:value="7">
            <text:p>007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0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Select <text:span text:style-name="T14">Select category </text:span></text:p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24" office:value-type="string">
            <text:p>Delete ECM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 Select <text:span text:style-name="T14">Select category </text:span></text:p>
            <text:p>- 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0];6;1)&gt;MID([.F29];6;1);&quot;&quot;;MAX([.A$7:.A29])+1)" office:value-type="float" office:value="9">
            <text:p>009</text:p>
          </table:table-cell>
          <table:table-cell table:style-name="ce42" office:value-type="string">
            <text:p>FNC_ECMS_ADM_SCR_02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Advanced_Configuration\Manage Script\BC Script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6];6;1)&gt;MID([.F35];6;1);&quot;&quot;;MAX([.A$7:.A35])+1)" office:value-type="float" office:value="11">
            <text:p>011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9];6;1)&gt;MID([.F38];6;1);&quot;&quot;;MAX([.A$7:.A38])+1)" office:value-type="float" office:value="12">
            <text:p>012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new BC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2];6;1)&gt;MID([.F41];6;1);&quot;&quot;;MAX([.A$7:.A41])+1)" office:value-type="float" office:value="13">
            <text:p>013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5];6;1)&gt;MID([.F44];6;1);&quot;&quot;;MAX([.A$7:.A44])+1)" office:value-type="float" office:value="14">
            <text:p>014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4" office:value-type="string">
            <text:p>Using BC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<text:span text:style-name="T15"> </text:span><text:span text:style-name="T16">BC Scripts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4: using BC script</text:p>
          </table:table-cell>
          <table:table-cell table:style-name="ce89" office:value-type="string">
            <text:p>- Go to content management, select content browser</text:p>
            <text:p>- Select edit mode</text:p>
            <text:p>- Click on button [new config]</text:p>
            <text:p/>
          </table:table-cell>
          <table:table-cell table:style-name="ce89" office:value-type="string">
            <text:p>Form to create new config appear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26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5: using BC script</text:p>
          </table:table-cell>
          <table:table-cell table:style-name="ce89" office:value-type="string">
            <text:p><text:span text:style-name="T19">- form new config: Select repository, select workspace, select </text:span><text:span text:style-name="T14">Browse Content is: “using a script”. Click on button [next]</text:span></text:p>
            <text:p><text:span text:style-name="T14">- form script config: select Script name which you created at step 3. Execute other selection and click on button save</text:span></text:p>
            <text:p><text:span text:style-name="T14">- select view mode of this portlet </text:span></text:p>
          </table:table-cell>
          <table:table-cell table:style-name="ce89" office:value-type="string">
            <text:p>- CB portlet has new config</text:p>
            <text:p>- Switch in View mode to View all documents which available in new config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50];6;1)&gt;MID([.F49];6;1);&quot;&quot;;MAX([.A$7:.A49])+1)" office:value-type="float" office:value="15">
            <text:p>015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52];6;1)&gt;MID([.F51];6;1);&quot;&quot;;MAX([.A$7:.A51])+1)" office:value-type="float" office:value="16">
            <text:p>016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5" office:value-type="string">
            <text:p>Delete BC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24" office:value-type="string">
            <text:p>Delete BC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8" table:number-rows-repeated="424">
          <table:table-cell table:number-columns-repeated="230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Action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0];[.$K1])" office:value-type="float" office:value="0">
            <text:p>0</text:p>
          </table:table-cell>
          <table:table-cell table:style-name="ce85" table:formula="of:=COUNTIF([.M$7:.M$920];[.$K1])" office:value-type="float" office:value="0">
            <text:p>0</text:p>
          </table:table-cell>
          <table:table-cell table:style-name="ce85" table:formula="of:=COUNTIF([.N$7:.N$920];[.$K1])" office:value-type="float" office:value="0">
            <text:p>0</text:p>
          </table:table-cell>
          <table:table-cell table:style-name="ce85" table:formula="of:=COUNTIF([.O$7:.O$92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0];[.$K2])" office:value-type="float" office:value="0">
            <text:p>0</text:p>
          </table:table-cell>
          <table:table-cell table:style-name="ce85" table:formula="of:=COUNTIF([.M$7:.M$920];[.$K2])" office:value-type="float" office:value="0">
            <text:p>0</text:p>
          </table:table-cell>
          <table:table-cell table:style-name="ce85" table:formula="of:=COUNTIF([.N$7:.N$920];[.$K2])" office:value-type="float" office:value="0">
            <text:p>0</text:p>
          </table:table-cell>
          <table:table-cell table:style-name="ce85" table:formula="of:=COUNTIF([.O$7:.O$92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0];[.$K3])" office:value-type="float" office:value="0">
            <text:p>0</text:p>
          </table:table-cell>
          <table:table-cell table:style-name="ce85" table:formula="of:=COUNTIF([.M$7:.M$920];[.$K3])" office:value-type="float" office:value="0">
            <text:p>0</text:p>
          </table:table-cell>
          <table:table-cell table:style-name="ce85" table:formula="of:=COUNTIF([.N$7:.N$920];[.$K3])" office:value-type="float" office:value="0">
            <text:p>0</text:p>
          </table:table-cell>
          <table:table-cell table:style-name="ce85" table:formula="of:=COUNTIF([.O$7:.O$92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906])" office:value-type="float" office:value="6" table:number-columns-spanned="3" table:number-rows-spanned="1">
            <text:p>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0];[.$K4])" office:value-type="float" office:value="0">
            <text:p>0</text:p>
          </table:table-cell>
          <table:table-cell table:style-name="ce85" table:formula="of:=COUNTIF([.M$7:.M$920];[.$K4])" office:value-type="float" office:value="0">
            <text:p>0</text:p>
          </table:table-cell>
          <table:table-cell table:style-name="ce85" table:formula="of:=COUNTIF([.N$7:.N$920];[.$K4])" office:value-type="float" office:value="0">
            <text:p>0</text:p>
          </table:table-cell>
          <table:table-cell table:style-name="ce85" table:formula="of:=COUNTIF([.O$7:.O$92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0];[.$K5])" office:value-type="float" office:value="0">
            <text:p>0</text:p>
          </table:table-cell>
          <table:table-cell table:style-name="ce85" table:formula="of:=COUNTIF([.M$7:.M$920];[.$K5])" office:value-type="float" office:value="0">
            <text:p>0</text:p>
          </table:table-cell>
          <table:table-cell table:style-name="ce85" table:formula="of:=COUNTIF([.N$7:.N$920];[.$K5])" office:value-type="float" office:value="0">
            <text:p>0</text:p>
          </table:table-cell>
          <table:table-cell table:style-name="ce85" table:formula="of:=COUNTIF([.O$7:.O$92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FNC_ECMS_ADM_ACT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ith valid data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</text:p>
            <text:p>- Select properties</text:p>
            <text:p>- Click Save button</text:p>
          </table:table-cell>
          <table:table-cell table:style-name="ce84" office:value-type="string">
            <text:p>New action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type when Name field is blank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Do not put name for new action</text:p>
            <text:p>- Select properties</text:p>
            <text:p>- Click Save button</text:p>
          </table:table-cell>
          <table:table-cell table:style-name="ce84" office:value-type="string">
            <text:p>Show message “The field 'Name (start with ''exo:'')' is required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84" office:value-type="string">
            <text:p>Show message “Have some invalid characters in action name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does not start with ''exo:''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84" office:value-type="string">
            <text:p>Show message “[name of action] invalid! The name must begin with 'exo: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hen name of action is existed</text:p>
          </table:table-cell>
          <table:table-cell table:style-name="ce101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10" office:value-type="string">
            <text:p>Add An action type when name of action is existed</text:p>
          </table:table-cell>
          <table:table-cell table:style-name="ce101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hen name of action <text:s/>is existed</text:p>
          </table:table-cell>
          <table:table-cell table:style-name="ce101" office:value-type="string">
            <text:p>Step 3: Add action</text:p>
          </table:table-cell>
          <table:table-cell table:style-name="ce80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84" office:value-type="string">
            <text:p>Show message “This action existed in the ECM system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95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Sites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Create an Action of Type'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7" table:number-rows-repeated="450">
          <table:table-cell table:number-columns-repeated="230"/>
        </table:table-row>
        <table:table-row table:style-name="ro17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Unlock" table:style-name="ta1" table:print="false">
        <office:forms form:automatic-focus="false" form:apply-design-mode="false"/>
        <table:table-column table:style-name="co10" table:default-cell-style-name="ce63"/>
        <table:table-column table:style-name="co10" table:default-cell-style-name="ce43"/>
        <table:table-column table:style-name="co10" table:default-cell-style-name="ce74"/>
        <table:table-column table:style-name="co36" table:default-cell-style-name="ce78"/>
        <table:table-column table:style-name="co34" table:default-cell-style-name="ce67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10" table:number-columns-repeated="248" table:default-cell-style-name="ce44"/>
        <table:table-row table:style-name="ro14">
          <table:table-cell table:style-name="ce57"/>
          <table:table-cell table:style-name="ce129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1008];[.$K1])" office:value-type="float" office:value="0">
            <text:p>0</text:p>
          </table:table-cell>
          <table:table-cell table:style-name="ce85" table:formula="of:=COUNTIF([.M$7:.M$1008];[.$K1])" office:value-type="float" office:value="0">
            <text:p>0</text:p>
          </table:table-cell>
          <table:table-cell table:style-name="ce85" table:formula="of:=COUNTIF([.N$7:.N$1008];[.$K1])" office:value-type="float" office:value="0">
            <text:p>0</text:p>
          </table:table-cell>
          <table:table-cell table:style-name="ce85" table:formula="of:=COUNTIF([.O$7:.O$100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/>
          <table:table-cell table:style-name="ce130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1008];[.$K2])" office:value-type="float" office:value="0">
            <text:p>0</text:p>
          </table:table-cell>
          <table:table-cell table:style-name="ce85" table:formula="of:=COUNTIF([.M$7:.M$1008];[.$K2])" office:value-type="float" office:value="0">
            <text:p>0</text:p>
          </table:table-cell>
          <table:table-cell table:style-name="ce85" table:formula="of:=COUNTIF([.N$7:.N$1008];[.$K2])" office:value-type="float" office:value="0">
            <text:p>0</text:p>
          </table:table-cell>
          <table:table-cell table:style-name="ce85" table:formula="of:=COUNTIF([.O$7:.O$100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5">
          <table:table-cell table:style-name="ce57"/>
          <table:table-cell table:style-name="ce131" office:value-type="string">
            <text:p>F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1008];[.$K3])" office:value-type="float" office:value="0">
            <text:p>0</text:p>
          </table:table-cell>
          <table:table-cell table:style-name="ce85" table:formula="of:=COUNTIF([.M$7:.M$1008];[.$K3])" office:value-type="float" office:value="0">
            <text:p>0</text:p>
          </table:table-cell>
          <table:table-cell table:style-name="ce85" table:formula="of:=COUNTIF([.N$7:.N$1008];[.$K3])" office:value-type="float" office:value="0">
            <text:p>0</text:p>
          </table:table-cell>
          <table:table-cell table:style-name="ce85" table:formula="of:=COUNTIF([.O$7:.O$100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6">
          <table:table-cell table:style-name="ce57"/>
          <table:table-cell table:style-name="ce131" office:value-type="string">
            <text:p>Total main cases:</text:p>
          </table:table-cell>
          <table:table-cell table:style-name="ce126" table:formula="of:=MAX([.A7:.A1006])" office:value-type="float" office:value="9" table:number-columns-spanned="3" table:number-rows-spanned="1">
            <text:p>9</text:p>
          </table:table-cell>
          <table:covered-table-cell table:style-name="ce132"/>
          <table:covered-table-cell table:style-name="ce132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1008];[.$K4])" office:value-type="float" office:value="0">
            <text:p>0</text:p>
          </table:table-cell>
          <table:table-cell table:style-name="ce85" table:formula="of:=COUNTIF([.M$7:.M$1008];[.$K4])" office:value-type="float" office:value="0">
            <text:p>0</text:p>
          </table:table-cell>
          <table:table-cell table:style-name="ce85" table:formula="of:=COUNTIF([.N$7:.N$1008];[.$K4])" office:value-type="float" office:value="0">
            <text:p>0</text:p>
          </table:table-cell>
          <table:table-cell table:style-name="ce85" table:formula="of:=COUNTIF([.O$7:.O$100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 table:number-columns-repeated="2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table:style-name="Default" office:value-type="string">
            <text:p>N/A</text:p>
          </table:table-cell>
          <table:table-cell table:style-name="ce85" table:formula="of:=COUNTIF([.L$7:.L$1008];[.$K5])" office:value-type="float" office:value="0">
            <text:p>0</text:p>
          </table:table-cell>
          <table:table-cell table:style-name="ce85" table:formula="of:=COUNTIF([.M$7:.M$1008];[.$K5])" office:value-type="float" office:value="0">
            <text:p>0</text:p>
          </table:table-cell>
          <table:table-cell table:style-name="ce85" table:formula="of:=COUNTIF([.N$7:.N$1008];[.$K5])" office:value-type="float" office:value="0">
            <text:p>0</text:p>
          </table:table-cell>
          <table:table-cell table:style-name="ce85" table:formula="of:=COUNTIF([.O$7:.O$100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style-name="Default" table:number-columns-repeated="32"/>
        </table:table-row>
        <table:table-row table:style-name="ro13">
          <table:table-cell table:style-name="ce62" office:value-type="float" office:value="1">
            <text:p>001</text:p>
          </table:table-cell>
          <table:table-cell table:style-name="ce42" office:value-type="string">
            <text:p>FNC_ECMS_ADM_UCL_01</text:p>
          </table:table-cell>
          <table:table-cell office:value-type="float" office:value="1">
            <text:p>001</text:p>
          </table:table-cell>
          <table:table-cell table:style-name="ce50" office:value-type="string">
            <text:p>DMS\Admin\Manage_Unlock\Check</text:p>
          </table:table-cell>
          <table:table-cell table:style-name="ce47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UC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9];6;1)&gt;MID([.F8];6;1);&quot;&quot;;MAX([.A$7:.A8])+1)">
            <text:p/>
          </table:table-cell>
          <table:table-cell office:value-type="string">
            <text:p>FNC_ECMS_ADM_UC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ECMS_ADM_UC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File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1];6;1)&gt;MID([.F10];6;1);&quot;&quot;;MAX([.A$7:.A10])+1)">
            <text:p/>
          </table:table-cell>
          <table:table-cell office:value-type="string">
            <text:p>FNC_ECMS_ADM_UC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Login by administrator</text:p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2];6;1)&gt;MID([.F11];6;1);&quot;&quot;;MAX([.A$7:.A11])+1)">
            <text:p/>
          </table:table-cell>
          <table:table-cell office:value-type="string">
            <text:p>FNC_ECMS_ADM_UC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n't have permission to access this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ECMS_ADM_UC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4];6;1)&gt;MID([.F13];6;1);&quot;&quot;;MAX([.A$7:.A13])+1)">
            <text:p/>
          </table:table-cell>
          <table:table-cell office:value-type="string">
            <text:p>FNC_ECMS_ADM_UC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5];6;1)&gt;MID([.F14];6;1);&quot;&quot;;MAX([.A$7:.A14])+1)">
            <text:p/>
          </table:table-cell>
          <table:table-cell office:value-type="string">
            <text:p>FNC_ECMS_ADM_UCL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File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6];6;1)&gt;MID([.F15];6;1);&quot;&quot;;MAX([.A$7:.A15])+1)">
            <text:p/>
          </table:table-cell>
          <table:table-cell office:value-type="string">
            <text:p>FNC_ECMS_ADM_UCL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ECMS_ADM_UCL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copy to other path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8];6;1)&gt;MID([.F17];6;1);&quot;&quot;;MAX([.A$7:.A17])+1)">
            <text:p/>
          </table:table-cell>
          <table:table-cell office:value-type="string">
            <text:p>FNC_ECMS_ADM_UCL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9];6;1)&gt;MID([.F18];6;1);&quot;&quot;;MAX([.A$7:.A18])+1)">
            <text:p/>
          </table:table-cell>
          <table:table-cell office:value-type="string">
            <text:p>FNC_ECMS_ADM_UCL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File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0];6;1)&gt;MID([.F19];6;1);&quot;&quot;;MAX([.A$7:.A19])+1)">
            <text:p/>
          </table:table-cell>
          <table:table-cell office:value-type="string">
            <text:p>FNC_ECMS_ADM_UCL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ECMS_ADM_UCL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2];6;1)&gt;MID([.F21];6;1);&quot;&quot;;MAX([.A$7:.A21])+1)">
            <text:p/>
          </table:table-cell>
          <table:table-cell office:value-type="string">
            <text:p>FNC_ECMS_ADM_UCL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3];6;1)&gt;MID([.F22];6;1);&quot;&quot;;MAX([.A$7:.A22])+1)">
            <text:p/>
          </table:table-cell>
          <table:table-cell office:value-type="string">
            <text:p>FNC_ECMS_ADM_UCL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File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4];6;1)&gt;MID([.F23];6;1);&quot;&quot;;MAX([.A$7:.A23])+1)">
            <text:p/>
          </table:table-cell>
          <table:table-cell office:value-type="string">
            <text:p>FNC_ECMS_ADM_UCL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5];6;1)&gt;MID([.F24];6;1);&quot;&quot;;MAX([.A$7:.A24])+1)" office:value-type="float" office:value="6">
            <text:p>006</text:p>
          </table:table-cell>
          <table:table-cell table:style-name="ce42" office:value-type="string">
            <text:p>FNC_ECMS_ADM_UC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08" office:value-type="string">
            <text:p>DMS\Admin\Manage_Unlock\Permission</text:p>
          </table:table-cell>
          <table:table-cell table:style-name="ce47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6];6;1)&gt;MID([.F25];6;1);&quot;&quot;;MAX([.A$7:.A25])+1)">
            <text:p/>
          </table:table-cell>
          <table:table-cell office:value-type="string">
            <text:p>FNC_ECMS_ADM_UC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7];6;1)&gt;MID([.F26];6;1);&quot;&quot;;MAX([.A$7:.A26])+1)">
            <text:p/>
          </table:table-cell>
          <table:table-cell office:value-type="string">
            <text:p>FNC_ECMS_ADM_UC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ECMS_ADM_UC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9];6;1)&gt;MID([.F28];6;1);&quot;&quot;;MAX([.A$7:.A28])+1)">
            <text:p/>
          </table:table-cell>
          <table:table-cell office:value-type="string">
            <text:p>FNC_ECMS_ADM_UC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0];6;1)&gt;MID([.F29];6;1);&quot;&quot;;MAX([.A$7:.A29])+1)">
            <text:p/>
          </table:table-cell>
          <table:table-cell office:value-type="string">
            <text:p>FNC_ECMS_ADM_UC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1];6;1)&gt;MID([.F30];6;1);&quot;&quot;;MAX([.A$7:.A30])+1)">
            <text:p/>
          </table:table-cell>
          <table:table-cell office:value-type="string">
            <text:p>FNC_ECMS_ADM_UCL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2];6;1)&gt;MID([.F31];6;1);&quot;&quot;;MAX([.A$7:.A31])+1)" office:value-type="float" office:value="8">
            <text:p>008</text:p>
          </table:table-cell>
          <table:table-cell office:value-type="string">
            <text:p>FNC_ECMS_ADM_UCL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3];6;1)&gt;MID([.F32];6;1);&quot;&quot;;MAX([.A$7:.A32])+1)">
            <text:p/>
          </table:table-cell>
          <table:table-cell office:value-type="string">
            <text:p>FNC_ECMS_ADM_UCL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4];6;1)&gt;MID([.F33];6;1);&quot;&quot;;MAX([.A$7:.A33])+1)">
            <text:p/>
          </table:table-cell>
          <table:table-cell office:value-type="string">
            <text:p>FNC_ECMS_ADM_UCL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5];6;1)&gt;MID([.F34];6;1);&quot;&quot;;MAX([.A$7:.A34])+1)">
            <text:p/>
          </table:table-cell>
          <table:table-cell office:value-type="string">
            <text:p>FNC_ECMS_ADM_UCL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alert that don't allow to delete this group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6];6;1)&gt;MID([.F35];6;1);&quot;&quot;;MAX([.A$7:.A35])+1)" office:value-type="float" office:value="9">
            <text:p>009</text:p>
          </table:table-cell>
          <table:table-cell office:value-type="string">
            <text:p>FNC_ECMS_ADM_UCL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];6;1)&gt;MID([.F36];6;1);&quot;&quot;;MAX([.A$7:.A36])+1)">
            <text:p/>
          </table:table-cell>
          <table:table-cell office:value-type="string">
            <text:p>FNC_ECMS_ADM_UCL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8];6;1)&gt;MID([.F37];6;1);&quot;&quot;;MAX([.A$7:.A37])+1)">
            <text:p/>
          </table:table-cell>
          <table:table-cell office:value-type="string">
            <text:p>FNC_ECMS_ADM_UCL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9];6;1)&gt;MID([.F38];6;1);&quot;&quot;;MAX([.A$7:.A38])+1)">
            <text:p/>
          </table:table-cell>
          <table:table-cell office:value-type="string">
            <text:p>FNC_ECMS_ADM_UCL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 table:number-rows-repeated="10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40" table:default-cell-style-name="ce136"/>
        <table:table-column table:style-name="co41" table:default-cell-style-name="ce139"/>
        <table:table-column table:style-name="co42" table:default-cell-style-name="ce143"/>
        <table:table-column table:style-name="co43" table:default-cell-style-name="ce143"/>
        <table:table-column table:style-name="co10" table:default-cell-style-name="ce147"/>
        <table:table-column table:style-name="co10" table:number-columns-repeated="246" table:default-cell-style-name="ce90"/>
        <table:table-row table:style-name="ro27">
          <table:table-cell table:style-name="ce133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5" office:value-type="string" table:number-columns-spanned="1" table:number-rows-spanned="3">
            <text:p>Total cases</text:p>
          </table:table-cell>
          <table:table-cell table:style-name="ce135"/>
          <table:table-cell table:style-name="ce57" table:number-columns-repeated="245"/>
        </table:table-row>
        <table:table-row table:style-name="ro28">
          <table:covered-table-cell table:style-name="ce134"/>
          <table:covered-table-cell table:style-name="ce138"/>
          <table:covered-table-cell table:style-name="ce138"/>
          <table:covered-table-cell table:style-name="ce138"/>
          <table:covered-table-cell table:style-name="ce146"/>
          <table:table-cell table:style-name="ce135"/>
          <table:table-cell table:style-name="ce44" table:number-columns-repeated="245"/>
        </table:table-row>
        <table:table-row table:style-name="ro29">
          <table:table-cell table:style-name="ce135" office:value-type="string">
            <text:p>Id</text:p>
          </table:table-cell>
          <table:table-cell table:style-name="ce135" office:value-type="string">
            <text:p>FNCtional Group</text:p>
          </table:table-cell>
          <table:table-cell table:style-name="ce135" office:value-type="string">
            <text:p>FNCtionality</text:p>
          </table:table-cell>
          <table:table-cell table:style-name="ce135" office:value-type="string">
            <text:p>FNCtionality summary</text:p>
          </table:table-cell>
          <table:covered-table-cell table:style-name="ce146"/>
          <table:table-cell table:style-name="ce77" office:value-type="string">
            <text:p>Affect</text:p>
          </table:table-cell>
          <table:table-cell table:style-name="ce57" table:number-columns-repeated="245"/>
        </table:table-row>
        <table:table-row table:style-name="ro12">
          <table:table-cell office:value-type="string">
            <text:p>FNC_ECMS_ADM_FOL_01</text:p>
          </table:table-cell>
          <table:table-cell office:value-type="string">
            <text:p>Ontologies\Folksonomy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Folksonomy.B$4:Manage_Folksonomy.B$836]=[.$A4])*([Manage_Folksonomy.A$4:Manage_Folksonomy.A$836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FNC_ECMS_ADM_FOL_02</text:p>
          </table:table-cell>
          <table:table-cell table:style-name="ce140" office:value-type="string">
            <text:p>Ontologies\Folksonomy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Folksonomy.B$4:Manage_Folksonomy.B$836]=[.$A5])*([Manage_Folksonomy.A$4:Manage_Folksonomy.A$836]&lt;&gt;&quot;&quot;))" office:value-type="float" office:value="6">
            <text:p>6</text:p>
          </table:table-cell>
          <table:table-cell table:number-columns-repeated="246"/>
        </table:table-row>
        <table:table-row table:style-name="ro12">
          <table:table-cell office:value-type="string">
            <text:p>FNC_ECMS_ADM_TAX_01</text:p>
          </table:table-cell>
          <table:table-cell table:style-name="ce141" office:value-type="string">
            <text:p>Ontologies\Manage <text:s/>Taxonomy Tree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Taxonomy.B$4:Manage_Taxonomy.B$836]=[.$A6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NC_ECMS_ADM_TAX_02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Taxonomy.B$4:Manage_Taxonomy.B$836]=[.$A7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NC_ECMS_ADM_TAX_03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Taxonomy\Create</text:p>
          </table:table-cell>
          <table:table-cell office:value-type="string">
            <text:p>Edit permission of taxonomies</text:p>
          </table:table-cell>
          <table:table-cell table:formula="of:=SUMPRODUCT(([Manage_Taxonomy.B$4:Manage_Taxonomy.B$836]=[.$A8])*([Manage_Taxonomy.A$4:Manage_Taxonomy.A$836]&lt;&gt;&quot;&quot;))" office:value-type="float" office:value="23">
            <text:p>23</text:p>
          </table:table-cell>
          <table:table-cell table:number-columns-repeated="246"/>
        </table:table-row>
        <table:table-row table:style-name="ro12">
          <table:table-cell office:value-type="string">
            <text:p>FNC_ECMS_ADM_TAX_04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Taxonomy\Action</text:p>
          </table:table-cell>
          <table:table-cell office:value-type="string">
            <text:p>Delete permission of taxonomies</text:p>
          </table:table-cell>
          <table:table-cell table:formula="of:=SUMPRODUCT(([Manage_Taxonomy.B$4:Manage_Taxonomy.B$836]=[.$A9])*([Manage_Taxonomy.A$4:Manage_Taxonomy.A$836]&lt;&gt;&quot;&quot;))" office:value-type="float" office:value="10">
            <text:p>10</text:p>
          </table:table-cell>
          <table:table-cell table:number-columns-repeated="246"/>
        </table:table-row>
        <table:table-row table:style-name="ro12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</table:table-cell>
          <table:table-cell table:formula="of:=SUMPRODUCT(([Manage_Template.B$4:Manage_Template.B$807]=[.$A10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NC_ECMS_ADM_TEM_02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lable/permission of template</text:p>
          </table:table-cell>
          <table:table-cell table:formula="of:=SUMPRODUCT(([Manage_Template.B$4:Manage_Template.B$807]=[.$A11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NC_ECMS_ADM_TEM_03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07]=[.$A12])*([Manage_Template.A$4:Manage_Template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3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MET_02</text:p>
          </table:table-cell>
          <table:table-cell table:style-name="ce140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MET_03</text:p>
          </table:table-cell>
          <table:table-cell table:style-name="ce140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807]=[.$A16])*([Manage_Views.A$4:Manage_Views.A$807]&lt;&gt;&quot;&quot;))" office:value-type="float" office:value="16">
            <text:p>16</text:p>
          </table:table-cell>
          <table:table-cell table:number-columns-repeated="246"/>
        </table:table-row>
        <table:table-row table:style-name="ro12">
          <table:table-cell office:value-type="string">
            <text:p>FNC_ECMS_ADM_VIE_02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807]=[.$A17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NC_ECMS_ADM_VIE_03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BC Template </text:p>
          </table:table-cell>
          <table:table-cell office:value-type="string">
            <text:p>Manage BC template</text:p>
          </table:table-cell>
          <table:table-cell table:formula="of:=SUMPRODUCT(([Manage_Views.B$4:Manage_Views.B$807]=[.$A18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7]=[.$A19])*([Manage_Drive.A$4:Manage_Drive.A$807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FNC_ECMS_ADM_DRI_02</text:p>
          </table:table-cell>
          <table:table-cell table:style-name="ce14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7]=[.$A20])*([Manage_Drive.A$4:Manage_Drive.A$807]&lt;&gt;&quot;&quot;))" office:value-type="float" office:value="4">
            <text:p>4</text:p>
          </table:table-cell>
          <table:table-cell table:number-columns-repeated="246"/>
        </table:table-row>
        <table:table-row table:style-name="ro12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6"/>
        </table:table-row>
        <table:table-row table:style-name="ro12">
          <table:table-cell office:value-type="string">
            <text:p>FNC_ECMS_ADM_NOD_02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6"/>
        </table:table-row>
        <table:table-row table:style-name="ro12">
          <table:table-cell office:value-type="string">
            <text:p>FNC_ECMS_ADM_NOD_03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6"/>
        </table:table-row>
        <table:table-row table:style-name="ro12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4]=[.$A25])*([Manage_Query.A$4:Manage_Query.A$1004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NC_ECMS_ADM_QUE_02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4]=[.$A26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QUE_03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4]=[.$A27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1004]=[.$A28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FNC_ECMS_ADM_SCR_02</text:p>
          </table:table-cell>
          <table:table-cell table:style-name="ce143" office:value-type="string">
            <text:p>Advanced Configuration\Manage Scripts</text:p>
          </table:table-cell>
          <table:table-cell office:value-type="string">
            <text:p><text:span text:style-name="T8">BC</text:span> script</text:p>
          </table:table-cell>
          <table:table-cell office:value-type="string">
            <text:p>Manage BC script</text:p>
          </table:table-cell>
          <table:table-cell table:formula="of:=SUMPRODUCT(([Manage_Script.B$4:Manage_Script.B$1004]=[.$A29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30])*([Manage_Action.A$4:Manage_Action.A$916]&lt;&gt;&quot;&quot;))" office:value-type="float" office:value="6">
            <text:p>6</text:p>
          </table:table-cell>
          <table:table-cell table:number-columns-repeated="246"/>
        </table:table-row>
        <table:table-row table:style-name="ro31">
          <table:table-cell office:value-type="string">
            <text:p>FNC_ECMS_ADM_UCL_01</text:p>
          </table:table-cell>
          <table:table-cell office:value-type="string">
            <text:p>Manage_Unlock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Unlock.B$4:Manage_Unlock.B$1004]=[.$A31])*([Manage_Unlock.A$4:Manage_Unlock.A$1004]&lt;&gt;&quot;&quot;))" office:value-type="float" office:value="5">
            <text:p>5</text:p>
          </table:table-cell>
          <table:table-cell table:number-columns-repeated="246"/>
        </table:table-row>
        <table:table-row table:style-name="ro31">
          <table:table-cell office:value-type="string">
            <text:p>FNC_ECMS_ADM_UCL_02</text:p>
          </table:table-cell>
          <table:table-cell table:style-name="ce140" office:value-type="string">
            <text:p>Manage_Unlock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Unlock.B$4:Manage_Unlock.B$1004]=[.$A32])*([Manage_Unlock.A$4:Manage_Unlock.A$1004]&lt;&gt;&quot;&quot;))" office:value-type="float" office:value="4">
            <text:p>4</text:p>
          </table:table-cell>
          <table:table-cell table:number-columns-repeated="246"/>
        </table:table-row>
        <table:table-row table:style-name="ro32">
          <table:table-cell table:style-name="ce137" office:value-type="string" table:number-columns-spanned="4" table:number-rows-spanned="1">
            <text:p>Total</text:p>
          </table:table-cell>
          <table:covered-table-cell table:style-name="ce144"/>
          <table:covered-table-cell table:style-name="ce144"/>
          <table:covered-table-cell table:style-name="ce144"/>
          <table:table-cell table:style-name="ce144" table:formula="of:=SUM([.E4:.E32])" office:value-type="float" office:value="229">
            <text:p>229</text:p>
          </table:table-cell>
          <table:table-cell table:number-columns-repeated="246"/>
        </table:table-row>
        <table:table-row table:style-name="ro32" table:number-rows-repeated="4">
          <table:table-cell table:style-name="ce44"/>
          <table:table-cell table:style-name="Default" table:number-columns-repeated="250"/>
        </table:table-row>
        <table:table-row table:style-name="ro32">
          <table:table-cell table:style-name="ce44"/>
          <table:table-cell table:style-name="Default" table:number-columns-repeated="250"/>
        </table:table-row>
      </table:table>
      <table:named-expressions>
        <table:named-range table:name="ADM_04" table:base-cell-address="$Manage_Taxonomy.$H$36" table:cell-range-address="$Manage_Folksonomy.$D$7:.$H$30"/>
        <table:named-expression table:name="ADM_05" table:base-cell-address="$Manage_Folksonomy.$G$51" table:expression="$ontologies.$b$#ref!:$h$#ref!"/>
        <table:named-expression table:name="ADM_06" table:base-cell-address="$Manage_Folksonomy.$G$64" table:expression="$ontologies.$b$#ref!:$h$#ref!"/>
        <table:named-expression table:name="ADM_07" table:base-cell-address="$Manage_Folksonomy.$G$77" table:expression="$ontologies.$b$#ref!:$h$#ref!"/>
        <table:named-expression table:name="ADM_08" table:base-cell-address="$Manage_Folksonomy.$G$82" table:expression="$ontologies.$b$#ref!:$h$#ref!"/>
        <table:named-expression table:name="ADM_09" table:base-cell-address="$Manage_Taxonomy.$A$88" table:expression="$ontologies.$b$#ref!:$h$#ref!"/>
        <table:named-range table:name="ADM_29" table:base-cell-address="$Manage_Template.$G$240" table:cell-range-address="$Manage_Drive.$B$37:.$H$54"/>
        <table:named-range table:name="ADM_28" table:base-cell-address="$Manage_Template.$G$238" table:cell-range-address="$Manage_Drive.$B$35:.$H$36"/>
        <table:named-range table:name="ADM_27" table:base-cell-address="$Manage_Template.$G$235" table:cell-range-address="$Manage_Drive.$B$32:.$H$34"/>
        <table:named-range table:name="ADM_26" table:base-cell-address="$Manage_Template.$G$210" table:cell-range-address="$Manage_Drive.$B$7:.$H$31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Folksonomy.$H$32" table:expression="$#REF!.$B$7:$H$26"/>
        <table:named-expression table:name="ADM_02" table:base-cell-address="$Manage_Folksonomy.$G$49" table:expression="$#REF!.$B$27:$H$30"/>
        <table:named-expression table:name="ADM_03" table:base-cell-address="$Manage_Folksonomy.$H$59" table:expression="$#REF!.$D$#REF!:$H$#REF!"/>
        <table:named-expression table:name="ADM_02_01" table:base-cell-address="$Manage_Folksonomy.$H$33" table:expression="$#REF!.$D$27:$H$27"/>
        <table:named-expression table:name="ADM_02_02" table:base-cell-address="$Manage_Folksonomy.$H$47" table:expression="$#REF!.$D$28:$H$30"/>
        <table:named-expression table:name="ADM_02_03" table:base-cell-address="$Manage_Folksonomy.$H$49" table:expression="$#REF!.$D$#REF!:$H$#REF!"/>
        <table:named-expression table:name="ADM_02_04" table:base-cell-address="$Manage_Folksonomy.$H$55" table:expression="$#REF!.$D$#REF!:$H$#REF!"/>
        <table:named-expression table:name="ADM_05_01" table:base-cell-address="$Manage_Taxonomy.$H$56" table:expression="$ontologies.$d$#ref!:$h$#ref!"/>
        <table:named-expression table:name="ADM_05_02" table:base-cell-address="$Manage_Taxonomy.$H$69" table:expression="$ontologies.$d$#ref!:$h$#ref!"/>
        <table:named-expression table:name="ADM_05_03" table:base-cell-address="$Manage_Taxonomy.$H$82" table:expression="$ontologies.$d$#ref!:$h$#ref!"/>
        <table:named-expression table:name="ADM_05_04" table:base-cell-address="$Manage_Taxonomy.$H$87" table:expression="$ontologies.$d$#ref!:$h$#ref!"/>
        <table:named-expression table:name="ADM_05_05" table:base-cell-address="$Manage_Taxonomy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1"/>
        <table:named-range table:name="ADM_09_02" table:base-cell-address="$Manage_Template.$H$237" table:cell-range-address="$Manage_Drive.$D$32:.$H$34"/>
        <table:named-range table:name="ADM_09_03" table:base-cell-address="$Manage_Template.$H$239" table:cell-range-address="$Manage_Drive.$D$35:.$H$36"/>
        <table:named-range table:name="ADM_09_04" table:base-cell-address="$Manage_Template.$H$257" table:cell-range-address="$Manage_Drive.$D$37:.$H$54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3">01/03/2011</text:date>, <text:time>15:0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uan Nguyen</meta:initial-creator>
    <meta:creation-date>2008-10-28T10:56:09</meta:creation-date>
    <dc:date>2011-01-03T15:09:15</dc:date>
    <dc:language>en-US</dc:language>
    <meta:editing-cycles>262</meta:editing-cycles>
    <meta:editing-duration>PT75H57M12S</meta:editing-duration>
    <dc:creator>hanhly </dc:creator>
    <meta:document-statistic meta:table-count="15" meta:cell-count="7865" meta:object-count="1"/>
    <meta:user-defined meta:name="Info 1"/>
    <meta:user-defined meta:name="Info 2"/>
    <meta:user-defined meta:name="Info 3"/>
    <meta:user-defined meta:name="Info 4"/>
  </office:meta>
</office:document-meta>
</file>